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gif" manifest:full-path="Pictures/10000000000000F100000019C59EC4B0.gif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Courier" svg:font-family="Courier" style:font-family-generic="modern" style:font-pitch="fixed"/>
    <style:font-face style:name="Monaco" svg:font-family="Monaco" style:font-family-generic="modern" style:font-pitch="fixed"/>
    <style:font-face style:name="Menlo Regular" svg:font-family="'Menlo Regular'" style:font-pitch="variable"/>
    <style:font-face style:name="ÇlÇr ñæí©" svg:font-family="'ÇlÇr ñæí©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text-properties fo:font-size="9pt" style:font-size-asian="9pt" style:font-size-complex="9pt"/>
    </style:style>
    <style:style style:name="P2" style:family="paragraph" style:parent-style-name="Footer">
      <style:text-properties style:font-name="Times New Roman" fo:font-size="9pt" style:font-size-asian="9pt" style:font-size-complex="9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margin-left="0.2898in" fo:margin-right="0in" fo:text-align="start" style:justify-single-word="false" fo:text-indent="0in" style:auto-text-indent="false"/>
    </style:style>
    <style:style style:name="P6" style:family="paragraph" style:parent-style-name="Standard">
      <style:paragraph-properties fo:margin-left="0.3071in" fo:margin-right="0.8598in" fo:text-align="start" style:justify-single-word="false" fo:text-indent="0in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.3071in" fo:margin-right="0.8598in" fo:text-align="start" style:justify-single-word="false" fo:text-indent="0.1929in" style:auto-text-indent="false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0.3071in" fo:margin-right="0.8598in" fo:text-align="start" style:justify-single-word="false" fo:text-indent="0.1929in" style:auto-text-indent="false"/>
      <style:text-properties fo:color="#666666" fo:font-weight="bold" style:font-weight-asian="bold" style:font-weight-complex="bold"/>
    </style:style>
    <style:style style:name="P9" style:family="paragraph" style:parent-style-name="Text_20_body">
      <style:paragraph-properties fo:margin-left="0.3161in" fo:margin-right="0in" fo:text-indent="0in" style:auto-text-indent="false"/>
    </style:style>
    <style:style style:name="P10" style:family="paragraph" style:parent-style-name="Text_20_body">
      <style:paragraph-properties fo:margin-left="0.3161in" fo:margin-right="0in" fo:text-indent="0in" style:auto-text-indent="false"/>
      <style:text-properties fo:font-size="10pt" style:font-size-asian="10pt" style:font-size-complex="10pt"/>
    </style:style>
    <style:style style:name="P11" style:family="paragraph" style:parent-style-name="Text_20_body">
      <style:paragraph-properties fo:margin-left="0.3161in" fo:margin-right="0in" fo:text-indent="0in" style:auto-text-indent="false"/>
      <style:text-properties fo:font-size="13pt" style:font-size-asian="13pt" style:font-size-complex="13pt"/>
    </style:style>
    <style:style style:name="P12" style:family="paragraph" style:parent-style-name="Text_20_body">
      <style:paragraph-properties fo:margin-left="0.3161in" fo:margin-right="0in" fo:text-indent="0in" style:auto-text-indent="false"/>
      <style:text-properties fo:color="#000000" fo:font-size="10pt" style:font-size-asian="10pt" style:font-size-complex="10pt"/>
    </style:style>
    <style:style style:name="P13" style:family="paragraph" style:parent-style-name="Standard">
      <style:paragraph-properties fo:margin-left="0.3161in" fo:margin-right="0in" fo:text-indent="0in" style:auto-text-indent="false"/>
      <style:text-properties fo:color="#000000" fo:font-size="8pt" style:font-size-asian="8pt" style:font-size-complex="8pt"/>
    </style:style>
    <style:style style:name="P14" style:family="paragraph" style:parent-style-name="Standard">
      <style:paragraph-properties fo:margin-left="0.3161in" fo:margin-right="0in" fo:text-indent="0in" style:auto-text-indent="false"/>
      <style:text-properties fo:color="#000000" fo:font-size="12pt" style:font-size-asian="12pt" style:font-size-complex="12pt"/>
    </style:style>
    <style:style style:name="P15" style:family="paragraph" style:parent-style-name="Text_20_body">
      <style:paragraph-properties fo:margin-left="0in" fo:margin-right="0in" fo:text-indent="0.2807in" style:auto-text-indent="false"/>
    </style:style>
    <style:style style:name="P16" style:family="paragraph" style:parent-style-name="Text_20_body">
      <style:paragraph-properties fo:margin-left="0.2807in" fo:margin-right="0in" fo:text-indent="0in" style:auto-text-indent="false"/>
    </style:style>
    <style:style style:name="P17" style:family="paragraph" style:parent-style-name="Text_20_body">
      <style:paragraph-properties fo:margin-left="0.3161in" fo:margin-right="0.1929in" fo:text-indent="0in" style:auto-text-indent="false"/>
    </style:style>
    <style:style style:name="P18" style:family="paragraph" style:parent-style-name="Text_20_body">
      <style:paragraph-properties fo:margin-left="0.5in" fo:margin-right="0in" fo:text-indent="0in" style:auto-text-indent="false"/>
      <style:text-properties fo:color="#000000" style:font-name="Times New Roman" fo:font-size="12pt" fo:font-style="italic" style:font-size-asian="12pt" style:font-style-asian="italic" style:font-size-complex="12pt" style:font-style-complex="italic"/>
    </style:style>
    <style:style style:name="P19" style:family="paragraph" style:parent-style-name="Text_20_body">
      <style:paragraph-properties fo:margin-left="0.5in" fo:margin-right="0in" fo:text-indent="0in" style:auto-text-indent="false"/>
      <style:text-properties fo:color="#000000" style:font-name="Times New Roman" fo:font-size="12pt" fo:font-style="normal" style:font-size-asian="12pt" style:font-style-asian="normal" style:font-size-complex="12pt" style:font-style-complex="normal"/>
    </style:style>
    <style:style style:name="P20" style:family="paragraph" style:parent-style-name="Standard">
      <style:paragraph-properties fo:margin-left="0.5in" fo:margin-right="0in" fo:text-indent="0in" style:auto-text-indent="false"/>
      <style:text-properties style:font-name="Times New Roman" fo:font-size="12pt" fo:language="en" fo:country="US" style:font-name-asian="ÇlÇr ñæí©" style:font-size-asian="12pt" style:language-asian="en" style:country-asian="US" style:font-name-complex="Cambria" style:font-size-complex="12pt" style:language-complex="en" style:country-complex="US"/>
    </style:style>
    <style:style style:name="P21" style:family="paragraph" style:parent-style-name="List_20_Paragraph">
      <style:paragraph-properties fo:margin-left="0.5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font-name-asian="ÇlÇr ñæí©" style:font-size-asian="12pt" style:language-asian="en" style:country-asian="US" style:font-name-complex="Times New Roman" style:font-size-complex="12pt" style:language-complex="en" style:country-complex="US"/>
    </style:style>
    <style:style style:name="P22" style:family="paragraph" style:parent-style-name="List_20_Paragraph">
      <style:paragraph-properties fo:margin-left="0.5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font-name-asian="ÇlÇr ñæí©" style:font-size-asian="12pt" style:language-asian="en" style:country-asian="US" style:font-name-complex="Cambria" style:font-size-complex="12pt" style:language-complex="en" style:country-complex="US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font-name-asian="ÇlÇr ñæí©" style:font-size-asian="12pt" style:language-asian="en" style:country-asian="US" style:font-name-complex="Cambria" style:font-size-complex="12pt" style:language-complex="en" style:country-complex="US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font-name-asian="ÇlÇr ñæí©" style:font-size-asian="12pt" style:language-asian="en" style:country-asian="US" style:font-name-complex="Times New Roman" style:font-size-complex="12pt" style:language-complex="en" style:country-complex="US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fo:font-weight="bold" style:font-name-asian="ÇlÇr ñæí©" style:font-size-asian="12pt" style:language-asian="en" style:country-asian="US" style:font-weight-asian="bold" style:font-name-complex="Times New Roman" style:font-size-complex="12pt" style:language-complex="en" style:country-complex="US" style:font-weight-complex="bold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fo:font-weight="bold" style:font-name-asian="ÇlÇr ñæí©" style:font-size-asian="12pt" style:language-asian="en" style:country-asian="US" style:font-weight-asian="bold" style:font-name-complex="Cambria" style:font-size-complex="12pt" style:language-complex="en" style:country-complex="US" style:font-weight-complex="bold"/>
    </style:style>
    <style:style style:name="P27" style:family="paragraph" style:parent-style-name="Standard">
      <style:paragraph-properties fo:margin-left="0.5091in" fo:margin-right="0in" fo:text-align="start" style:justify-single-word="false" fo:text-indent="0in" style:auto-text-indent="false"/>
      <style:text-properties fo:color="#008000" fo:font-size="26pt" fo:font-weight="bold" style:font-size-asian="26pt" style:font-weight-asian="bold" style:font-size-complex="26pt" style:font-weight-complex="bold"/>
    </style:style>
    <style:style style:name="P28" style:family="paragraph" style:parent-style-name="Text_20_body">
      <style:paragraph-properties fo:margin-left="0.5in" fo:margin-right="0in" fo:text-indent="-0.1701in" style:auto-text-indent="false">
        <style:tab-stops/>
      </style:paragraph-properties>
    </style:style>
    <style:style style:name="P29" style:family="paragraph" style:parent-style-name="Text_20_body">
      <style:paragraph-properties fo:margin-left="0.5in" fo:margin-right="0in" fo:text-indent="-0.1701in" style:auto-text-indent="false">
        <style:tab-stops/>
      </style:paragraph-properties>
      <style:text-properties fo:color="#000000" style:font-name="Arial" fo:font-size="14pt" fo:font-style="normal" style:font-size-asian="14pt" style:font-style-asian="normal" style:font-size-complex="14pt" style:font-style-complex="normal"/>
    </style:style>
    <style:style style:name="P30" style:family="paragraph" style:parent-style-name="Text_20_body">
      <style:paragraph-properties fo:margin-left="0.3299in" fo:margin-right="0in" fo:text-indent="0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31" style:family="paragraph" style:parent-style-name="Standard">
      <style:paragraph-properties fo:margin-left="0.3417in" fo:margin-right="0.3055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font-name-asian="ÇlÇr ñæí©" style:font-size-asian="12pt" style:language-asian="en" style:country-asian="US" style:font-name-complex="Cambria" style:font-size-complex="12pt" style:language-complex="en" style:country-complex="US"/>
    </style:style>
    <style:style style:name="P32" style:family="paragraph" style:parent-style-name="Text_20_body" style:list-style-name="L5"/>
    <style:style style:name="P33" style:family="paragraph" style:parent-style-name="Text_20_body" style:list-style-name="L5">
      <style:text-properties fo:color="#000000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Text_20_body" style:list-style-name="L5">
      <style:text-properties fo:color="#000000" style:font-name="Times New Roman" fo:font-size="12pt" fo:font-style="normal" fo:font-weight="bold" fo:background-color="#ffffff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Text_20_body" style:list-style-name="L5">
      <style:text-properties fo:color="#000000" style:font-name="Times New Roman" fo:font-size="12pt" fo:font-style="normal" style:font-size-asian="12pt" style:font-style-asian="normal" style:font-size-complex="12pt" style:font-style-complex="normal"/>
    </style:style>
    <style:style style:name="P36" style:family="paragraph" style:parent-style-name="Text_20_body" style:list-style-name="L5">
      <style:text-properties fo:color="#000000" style:font-name="Times New Roman" fo:font-size="12pt" fo:font-style="normal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ext_20_body" style:list-style-name="L12">
      <style:paragraph-properties>
        <style:tab-stops/>
      </style:paragraph-properties>
    </style:style>
    <style:style style:name="P38" style:family="paragraph" style:parent-style-name="Text_20_body" style:list-style-name="L13">
      <style:paragraph-properties>
        <style:tab-stops/>
      </style:paragraph-properties>
    </style:style>
    <style:style style:name="P39" style:family="paragraph" style:parent-style-name="Text_20_body" style:list-style-name="L1">
      <style:paragraph-properties fo:margin-left="0.5in" fo:margin-right="0in" fo:text-indent="0in" style:auto-text-indent="false"/>
    </style:style>
    <style:style style:name="P40" style:family="paragraph" style:parent-style-name="Text_20_body" style:list-style-name="L3">
      <style:paragraph-properties fo:margin-left="0.5in" fo:margin-right="0in" fo:text-indent="0in" style:auto-text-indent="false"/>
    </style:style>
    <style:style style:name="P41" style:family="paragraph" style:parent-style-name="Text_20_body" style:list-style-name="L4">
      <style:paragraph-properties fo:margin-left="0.5in" fo:margin-right="0in" fo:text-indent="0in" style:auto-text-indent="false"/>
    </style:style>
    <style:style style:name="P42" style:family="paragraph" style:parent-style-name="Text_20_body" style:list-style-name="L2">
      <style:paragraph-properties fo:margin-left="0.5091in" fo:margin-right="0in" fo:text-indent="0in" style:auto-text-indent="false"/>
    </style:style>
    <style:style style:name="P43" style:family="paragraph" style:parent-style-name="Text_20_body">
      <style:paragraph-properties fo:margin-left="0.3161in" fo:margin-right="0in" fo:text-indent="0in" style:auto-text-indent="false"/>
      <style:text-properties fo:font-size="10pt" style:font-size-asian="10pt" style:font-size-complex="10pt"/>
    </style:style>
    <style:style style:name="P44" style:family="paragraph" style:parent-style-name="Text_20_body">
      <style:paragraph-properties fo:margin-left="0.3299in" fo:margin-right="0in" fo:text-indent="0in" style:auto-text-indent="false">
        <style:tab-stops/>
      </style:paragraph-properties>
    </style:style>
    <style:style style:name="P45" style:family="paragraph" style:parent-style-name="Text_20_body" style:list-style-name="L11">
      <style:paragraph-properties fo:margin-left="0.3299in" fo:margin-right="0in" fo:text-indent="0in" style:auto-text-indent="false">
        <style:tab-stops/>
      </style:paragraph-properties>
    </style:style>
    <style:style style:name="P46" style:family="paragraph" style:parent-style-name="Text_20_body" style:list-style-name="L12">
      <style:paragraph-properties fo:margin-left="0.3299in" fo:margin-right="0in" fo:text-indent="0in" style:auto-text-indent="false">
        <style:tab-stops/>
      </style:paragraph-properties>
    </style:style>
    <style:style style:name="P47" style:family="paragraph" style:parent-style-name="Text_20_body" style:list-style-name="L13">
      <style:paragraph-properties fo:margin-left="0.3299in" fo:margin-right="0in" fo:text-indent="0in" style:auto-text-indent="false">
        <style:tab-stops/>
      </style:paragraph-properties>
    </style:style>
    <style:style style:name="P48" style:family="paragraph" style:parent-style-name="Text_20_body" style:list-style-name="L14">
      <style:paragraph-properties fo:margin-left="0.3299in" fo:margin-right="0in" fo:text-indent="0in" style:auto-text-indent="false">
        <style:tab-stops/>
      </style:paragraph-properties>
    </style:style>
    <style:style style:name="P49" style:family="paragraph" style:parent-style-name="Text_20_body" style:list-style-name="L9">
      <style:paragraph-properties fo:margin-left="0.3299in" fo:margin-right="0in" fo:text-indent="0in" style:auto-text-indent="false">
        <style:tab-stops/>
      </style:paragraph-properties>
    </style:style>
    <style:style style:name="P50" style:family="paragraph" style:parent-style-name="Text_20_body" style:list-style-name="L8">
      <style:paragraph-properties fo:margin-left="0.3299in" fo:margin-right="0in" fo:text-indent="0in" style:auto-text-indent="false">
        <style:tab-stops/>
      </style:paragraph-properties>
    </style:style>
    <style:style style:name="P51" style:family="paragraph" style:parent-style-name="Text_20_body" style:list-style-name="L7">
      <style:paragraph-properties fo:margin-left="0.3299in" fo:margin-right="0in" fo:text-indent="0in" style:auto-text-indent="false">
        <style:tab-stops/>
      </style:paragraph-properties>
    </style:style>
    <style:style style:name="P52" style:family="paragraph" style:parent-style-name="Text_20_body" style:list-style-name="L6">
      <style:paragraph-properties fo:margin-left="0.3299in" fo:margin-right="0in" fo:text-indent="0in" style:auto-text-indent="false">
        <style:tab-stops/>
      </style:paragraph-properties>
    </style:style>
    <style:style style:name="P53" style:family="paragraph" style:parent-style-name="Text_20_body">
      <style:paragraph-properties fo:margin-left="0.3299in" fo:margin-right="0in" fo:text-indent="0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54" style:family="paragraph" style:parent-style-name="Text_20_body">
      <style:paragraph-properties fo:margin-left="0in" fo:margin-right="0in" fo:text-indent="0in" style:auto-text-indent="false">
        <style:tab-stops/>
      </style:paragraph-properties>
    </style:style>
    <style:style style:name="P55" style:family="paragraph" style:parent-style-name="Text_20_body" style:list-style-name="L11">
      <style:paragraph-properties fo:margin-left="0in" fo:margin-right="0in" fo:text-indent="0in" style:auto-text-indent="false">
        <style:tab-stops/>
      </style:paragraph-properties>
    </style:style>
    <style:style style:name="P56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fo:color="#000000" style:font-name="Times New Roman" fo:font-size="12pt" fo:font-style="normal" style:font-size-asian="12pt" style:font-style-asian="normal" style:font-size-complex="12pt" style:font-style-complex="normal"/>
    </style:style>
    <style:style style:name="P57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58" style:family="paragraph" style:parent-style-name="Text_20_body">
      <style:paragraph-properties fo:margin-left="0.5in" fo:margin-right="0in" fo:text-indent="-0.1701in" style:auto-text-indent="false">
        <style:tab-stops/>
      </style:paragraph-properties>
    </style:style>
    <style:style style:name="P59" style:family="paragraph" style:parent-style-name="Text_20_body" style:list-style-name="L7">
      <style:paragraph-properties fo:margin-left="0.5in" fo:margin-right="0in" fo:text-indent="-0.1701in" style:auto-text-indent="false">
        <style:tab-stops/>
      </style:paragraph-properties>
    </style:style>
    <style:style style:name="P60" style:family="paragraph" style:parent-style-name="Text_20_body" style:list-style-name="L8">
      <style:paragraph-properties fo:margin-left="0.5in" fo:margin-right="0in" fo:text-indent="-0.1701in" style:auto-text-indent="false">
        <style:tab-stops/>
      </style:paragraph-properties>
    </style:style>
    <style:style style:name="P61" style:family="paragraph" style:parent-style-name="Text_20_body" style:list-style-name="L9">
      <style:paragraph-properties fo:margin-left="0.5in" fo:margin-right="0in" fo:text-indent="-0.1701in" style:auto-text-indent="false">
        <style:tab-stops/>
      </style:paragraph-properties>
    </style:style>
    <style:style style:name="P62" style:family="paragraph" style:parent-style-name="Text_20_body" style:list-style-name="L10">
      <style:paragraph-properties fo:margin-left="0.5in" fo:margin-right="0in" fo:text-indent="-0.1701in" style:auto-text-indent="false">
        <style:tab-stops/>
      </style:paragraph-properties>
    </style:style>
    <style:style style:name="P63" style:family="paragraph" style:parent-style-name="Text_20_body" style:list-style-name="L14">
      <style:paragraph-properties fo:margin-left="0.5in" fo:margin-right="0in" fo:text-indent="-0.1701in" style:auto-text-indent="false">
        <style:tab-stops/>
      </style:paragraph-properties>
    </style:style>
    <style:style style:name="P64" style:family="paragraph" style:parent-style-name="Text_20_body">
      <style:paragraph-properties fo:margin-left="0.5in" fo:margin-right="0in" fo:text-indent="-0.1701in" style:auto-text-indent="false">
        <style:tab-stops/>
      </style:paragraph-properties>
      <style:text-properties fo:font-style="normal" style:font-style-asian="normal" style:font-style-complex="normal"/>
    </style:style>
    <style:style style:name="P65" style:family="paragraph" style:parent-style-name="Text_20_body">
      <style:paragraph-properties fo:margin-left="0.3417in" fo:margin-right="0.3055in" fo:text-indent="0in" style:auto-text-indent="false"/>
    </style:style>
    <style:style style:name="P66" style:family="paragraph" style:parent-style-name="Text_20_body">
      <style:paragraph-properties fo:margin-left="0.3083in" fo:margin-right="0in" fo:text-indent="0in" style:auto-text-indent="false">
        <style:tab-stops/>
      </style:paragraph-properties>
    </style:style>
    <style:style style:name="P67" style:family="paragraph" style:parent-style-name="Contents_20_Heading">
      <style:paragraph-properties fo:break-before="page"/>
    </style:style>
    <style:style style:name="P68" style:family="paragraph" style:parent-style-name="Heading_20_1">
      <style:paragraph-properties fo:margin-left="0.3in" fo:margin-right="0in" fo:text-indent="-0.0264in" style:auto-text-indent="false" fo:break-before="page">
        <style:tab-stops/>
      </style:paragraph-properties>
      <style:text-properties fo:color="#00ae00" fo:font-size="18pt" style:font-size-asian="18pt" style:font-size-complex="18pt"/>
    </style:style>
    <style:style style:name="P69" style:family="paragraph" style:parent-style-name="Heading_20_1">
      <style:paragraph-properties fo:margin-left="0.2807in" fo:margin-right="0in" fo:text-indent="0in" style:auto-text-indent="false"/>
      <style:text-properties fo:color="#00ae00" fo:font-size="18pt" style:font-size-asian="18pt" style:font-size-complex="18pt"/>
    </style:style>
    <style:style style:name="P70" style:family="paragraph" style:parent-style-name="Heading_20_1">
      <style:paragraph-properties fo:margin-left="0.2898in" fo:margin-right="0in" fo:text-indent="0.0091in" style:auto-text-indent="false"/>
      <style:text-properties fo:color="#00ae00" fo:font-size="18pt" style:font-size-asian="18pt" style:font-size-complex="18pt"/>
    </style:style>
    <style:style style:name="P71" style:family="paragraph" style:parent-style-name="Heading_20_1">
      <style:paragraph-properties fo:margin-left="0.3071in" fo:margin-right="0in" fo:text-indent="0in" style:auto-text-indent="false"/>
      <style:text-properties fo:color="#00ae00" fo:font-size="18pt" style:font-size-asian="18pt" style:font-size-complex="18pt"/>
    </style:style>
    <style:style style:name="P72" style:family="paragraph" style:parent-style-name="Heading_20_1">
      <style:paragraph-properties fo:margin-left="0.3161in" fo:margin-right="0in" fo:text-indent="0in" style:auto-text-indent="false"/>
      <style:text-properties fo:color="#00ae00" fo:font-size="18pt" style:font-size-asian="18pt" style:font-size-complex="18pt"/>
    </style:style>
    <style:style style:name="P73" style:family="paragraph" style:parent-style-name="Heading_20_2">
      <style:paragraph-properties fo:margin-left="0.3161in" fo:margin-right="0.1929in" fo:text-indent="0in" style:auto-text-indent="false"/>
      <style:text-properties fo:color="#000000"/>
    </style:style>
    <style:style style:name="P74" style:family="paragraph" style:parent-style-name="Heading_20_2">
      <style:paragraph-properties fo:margin-left="0.3161in" fo:margin-right="0.1929in" fo:text-indent="0in" style:auto-text-indent="false"/>
      <style:text-properties fo:color="#000000" fo:font-size="16pt" style:font-size-asian="16pt" style:font-size-complex="16pt"/>
    </style:style>
    <style:style style:name="P75" style:family="paragraph" style:parent-style-name="Heading_20_2">
      <style:paragraph-properties fo:margin-left="0.3193in" fo:margin-right="0in" fo:text-indent="0in" style:auto-text-indent="false">
        <style:tab-stops/>
      </style:paragraph-properties>
      <style:text-properties fo:color="#000000" style:font-name="Arial" fo:font-size="16pt" fo:font-style="italic" style:font-size-asian="16pt" style:font-style-asian="italic" style:font-size-complex="16pt" style:font-style-complex="italic"/>
    </style:style>
    <style:style style:name="P76" style:family="paragraph" style:parent-style-name="Heading_20_2">
      <style:paragraph-properties fo:margin-left="0.3402in" fo:margin-right="0in" fo:text-indent="-0.0102in" style:auto-text-indent="false">
        <style:tab-stops/>
      </style:paragraph-properties>
      <style:text-properties fo:color="#000000" style:font-name="Arial" fo:font-size="16pt" fo:font-style="italic" style:font-size-asian="16pt" style:font-style-asian="italic" style:font-size-complex="16pt" style:font-style-complex="italic"/>
    </style:style>
    <style:style style:name="P77" style:family="paragraph" style:parent-style-name="Heading_20_2">
      <style:paragraph-properties fo:margin-left="0.3161in" fo:margin-right="0in" fo:text-indent="0in" style:auto-text-indent="false"/>
      <style:text-properties fo:font-size="16pt" style:font-size-asian="16pt" style:font-size-complex="16pt"/>
    </style:style>
    <style:style style:name="P78" style:family="paragraph" style:parent-style-name="Heading_20_2">
      <style:paragraph-properties fo:margin-left="0.3161in" fo:margin-right="0in" fo:text-indent="0in" style:auto-text-indent="false">
        <style:tab-stops/>
      </style:paragraph-properties>
      <style:text-properties fo:font-size="16pt" style:font-size-asian="16pt" style:font-size-complex="16pt"/>
    </style:style>
    <style:style style:name="P79" style:family="paragraph" style:parent-style-name="Heading_20_2">
      <style:paragraph-properties fo:margin-left="0.3161in" fo:margin-right="0in" fo:text-indent="0in" style:auto-text-indent="false"/>
      <style:text-properties fo:color="#000000" fo:font-size="16pt" style:font-size-asian="16pt" style:font-size-complex="16pt"/>
    </style:style>
    <style:style style:name="P80" style:family="paragraph" style:parent-style-name="List_20_Paragraph" style:list-style-name="RTF_5f_Num_20_3">
      <style:paragraph-properties fo:margin-left="0in" fo:margin-right="0in" fo:text-align="start" style:justify-single-word="false" fo:text-indent="0in" style:auto-text-indent="false" style:text-autospace="none" style:vertical-align="auto" style:writing-mode="lr-tb">
        <style:tab-stops/>
      </style:paragraph-properties>
      <style:text-properties style:font-name="Times New Roman" fo:font-size="12pt" fo:language="en" fo:country="US" style:font-name-asian="ÇlÇr ñæí©" style:font-size-asian="12pt" style:language-asian="en" style:country-asian="US" style:font-name-complex="Cambria" style:font-size-complex="12pt" style:language-complex="en" style:country-complex="US"/>
    </style:style>
    <style:style style:name="P81" style:family="paragraph" style:parent-style-name="List_20_Paragraph" style:list-style-name="RTF_5f_Num_20_6">
      <style:paragraph-properties fo:margin-left="0in" fo:margin-right="0in" fo:text-align="start" style:justify-single-word="false" fo:text-indent="0in" style:auto-text-indent="false" style:text-autospace="none" style:vertical-align="auto" style:writing-mode="lr-tb">
        <style:tab-stops/>
      </style:paragraph-properties>
      <style:text-properties style:font-name="Times New Roman" fo:font-size="12pt" fo:language="en" fo:country="US" style:font-name-asian="ÇlÇr ñæí©" style:font-size-asian="12pt" style:language-asian="en" style:country-asian="US" style:font-name-complex="Cambria" style:font-size-complex="12pt" style:language-complex="en" style:country-complex="US"/>
    </style:style>
    <style:style style:name="P82" style:family="paragraph" style:parent-style-name="List_20_Paragraph" style:list-style-name="RTF_5f_Num_20_9">
      <style:paragraph-properties fo:margin-left="0in" fo:margin-right="0in" fo:text-align="start" style:justify-single-word="false" fo:text-indent="0in" style:auto-text-indent="false" style:text-autospace="none" style:vertical-align="auto" style:writing-mode="lr-tb">
        <style:tab-stops/>
      </style:paragraph-properties>
      <style:text-properties style:font-name="Times New Roman" fo:font-size="12pt" fo:language="en" fo:country="US" style:font-name-asian="ÇlÇr ñæí©" style:font-size-asian="12pt" style:language-asian="en" style:country-asian="US" style:font-name-complex="Cambria" style:font-size-complex="12pt" style:language-complex="en" style:country-complex="US"/>
    </style:style>
    <style:style style:name="P83" style:family="paragraph" style:parent-style-name="List_20_Paragraph" style:list-style-name="RTF_5f_Num_20_5">
      <style:paragraph-properties fo:margin-left="0in" fo:margin-right="0in" fo:text-align="start" style:justify-single-word="false" fo:text-indent="0in" style:auto-text-indent="false" style:text-autospace="none" style:vertical-align="auto" style:writing-mode="lr-tb">
        <style:tab-stops/>
      </style:paragraph-properties>
      <style:text-properties style:font-name="Times New Roman" fo:font-size="12pt" fo:language="en" fo:country="US" style:font-name-asian="ÇlÇr ñæí©" style:font-size-asian="12pt" style:language-asian="en" style:country-asian="US" style:font-name-complex="Cambria" style:font-size-complex="12pt" style:language-complex="en" style:country-complex="US"/>
    </style:style>
    <style:style style:name="P84" style:family="paragraph" style:parent-style-name="List_20_Paragraph" style:list-style-name="RTF_5f_Num_20_8">
      <style:paragraph-properties fo:margin-left="0in" fo:margin-right="0in" fo:text-align="start" style:justify-single-word="false" fo:text-indent="0in" style:auto-text-indent="false" style:text-autospace="none" style:vertical-align="auto" style:writing-mode="lr-tb">
        <style:tab-stops/>
      </style:paragraph-properties>
      <style:text-properties style:font-name="Times New Roman" fo:font-size="12pt" fo:language="en" fo:country="US" style:font-name-asian="ÇlÇr ñæí©" style:font-size-asian="12pt" style:language-asian="en" style:country-asian="US" style:font-name-complex="Cambria" style:font-size-complex="12pt" style:language-complex="en" style:country-complex="US"/>
    </style:style>
    <style:style style:name="P85" style:family="paragraph" style:parent-style-name="List_20_Paragraph" style:list-style-name="RTF_5f_Num_20_7">
      <style:paragraph-properties fo:margin-left="0in" fo:margin-right="0in" fo:text-align="start" style:justify-single-word="false" fo:text-indent="0in" style:auto-text-indent="false" style:text-autospace="none" style:vertical-align="auto" style:writing-mode="lr-tb">
        <style:tab-stops/>
      </style:paragraph-properties>
      <style:text-properties style:font-name="Times New Roman" fo:font-size="12pt" fo:language="en" fo:country="US" style:font-name-asian="ÇlÇr ñæí©" style:font-size-asian="12pt" style:language-asian="en" style:country-asian="US" style:font-name-complex="Cambria" style:font-size-complex="12pt" style:language-complex="en" style:country-complex="US"/>
    </style:style>
    <style:style style:name="P86" style:family="paragraph" style:parent-style-name="List_20_Paragraph" style:list-style-name="RTF_5f_Num_20_4">
      <style:paragraph-properties fo:margin-left="0in" fo:margin-right="0in" fo:text-align="start" style:justify-single-word="false" fo:text-indent="0in" style:auto-text-indent="false" style:text-autospace="none" style:vertical-align="auto" style:writing-mode="lr-tb">
        <style:tab-stops/>
      </style:paragraph-properties>
      <style:text-properties style:font-name="Times New Roman" fo:font-size="12pt" fo:language="en" fo:country="US" style:font-name-asian="ÇlÇr ñæí©" style:font-size-asian="12pt" style:language-asian="en" style:country-asian="US" style:font-name-complex="Cambria" style:font-size-complex="12pt" style:language-complex="en" style:country-complex="US"/>
    </style:style>
    <style:style style:name="P87" style:family="paragraph" style:parent-style-name="List_20_Paragraph" style:list-style-name="RTF_5f_Num_20_7">
      <style:paragraph-properties fo:margin-left="0.2425in" fo:margin-right="0in" fo:text-align="start" style:justify-single-word="false" fo:text-indent="0in" style:auto-text-indent="false" style:text-autospace="none" style:vertical-align="auto" style:writing-mode="lr-tb">
        <style:tab-stops/>
      </style:paragraph-properties>
      <style:text-properties style:font-name="Times New Roman" fo:font-size="12pt" fo:language="en" fo:country="US" style:font-name-asian="ÇlÇr ñæí©" style:font-size-asian="12pt" style:language-asian="en" style:country-asian="US" style:font-name-complex="Cambria" style:font-size-complex="12pt" style:language-complex="en" style:country-complex="US"/>
    </style:style>
    <style:style style:name="P88" style:family="paragraph" style:parent-style-name="List_20_Paragraph" style:list-style-name="RTF_5f_Num_20_7">
      <style:paragraph-properties fo:margin-left="0.2425in" fo:margin-right="0.2689in" fo:text-align="start" style:justify-single-word="false" fo:text-indent="0in" style:auto-text-indent="false" style:text-autospace="none" style:vertical-align="auto" style:writing-mode="lr-tb">
        <style:tab-stops/>
      </style:paragraph-properties>
      <style:text-properties style:font-name="Times New Roman" fo:font-size="12pt" fo:language="en" fo:country="US" style:font-name-asian="ÇlÇr ñæí©" style:font-size-asian="12pt" style:language-asian="en" style:country-asian="US" style:font-name-complex="Cambria" style:font-size-complex="12pt" style:language-complex="en" style:country-complex="US"/>
    </style:style>
    <style:style style:name="P8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0" style:family="paragraph" style:parent-style-name="Heading_20_3">
      <style:paragraph-properties fo:margin-left="0.5in" fo:margin-right="0in" fo:text-indent="-0.1701in" style:auto-text-indent="false">
        <style:tab-stops/>
      </style:paragraph-properties>
    </style:style>
    <style:style style:name="P9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92" style:family="paragraph" style:parent-style-name="Heading_20_5">
      <style:paragraph-properties fo:margin-left="0.7in" fo:margin-right="0in" fo:text-indent="-0.389in" style:auto-text-indent="false">
        <style:tab-stops/>
      </style:paragraph-properties>
      <style:text-properties fo:color="#000000" style:font-name="Arial" fo:font-size="14pt" fo:font-style="normal" style:font-size-asian="14pt" style:font-style-asian="normal" style:font-size-complex="14pt" style:font-style-complex="normal"/>
    </style:style>
    <style:style style:name="P93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style:font-name="Times New Roman1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9pt" style:font-size-asian="9pt" style:font-size-complex="9pt"/>
    </style:style>
    <style:style style:name="T4" style:family="text">
      <style:text-properties style:font-name="Times New Roman" fo:font-size="12pt" fo:font-style="normal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000000"/>
    </style:style>
    <style:style style:name="T6" style:family="text">
      <style:text-properties fo:color="#000000" style:font-name="Times New Roman" fo:font-size="12pt" fo:font-style="normal" style:font-size-asian="12pt" style:font-style-asian="normal" style:font-size-complex="12pt" style:font-style-complex="normal"/>
    </style:style>
    <style:style style:name="T7" style:family="text">
      <style:text-properties fo:color="#000000" style:font-name="Times New Roman" fo:font-size="12pt" fo:font-style="normal" fo:background-color="#ffffff" style:font-size-asian="12pt" style:font-style-asian="normal" style:font-size-complex="12pt" style:font-style-complex="normal"/>
    </style:style>
    <style:style style:name="T8" style:family="text">
      <style:text-properties fo:color="#000000" style:font-name="Times New Roman" fo:font-size="12pt" fo:font-style="normal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000000" style:font-name="Times New Roman" fo:font-size="12pt" fo:font-style="italic" fo:font-weight="normal" fo:background-color="#ffffff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color="#000000" fo:font-style="italic" style:font-style-asian="italic" style:font-style-complex="italic"/>
    </style:style>
    <style:style style:name="T11" style:family="text">
      <style:text-properties fo:color="#000000" style:font-name-complex="Menlo Regular"/>
    </style:style>
    <style:style style:name="T12" style:family="text">
      <style:text-properties fo:color="#000000" fo:font-style="normal" style:font-style-asian="normal" style:font-style-complex="normal"/>
    </style:style>
    <style:style style:name="T13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color="#000000" style:font-name="Arial" fo:font-size="14pt" fo:font-style="normal" style:font-size-asian="14pt" style:font-style-asian="normal" style:font-size-complex="14pt" style:font-style-complex="normal"/>
    </style:style>
    <style:style style:name="T15" style:family="text">
      <style:text-properties fo:color="#666666" fo:font-style="italic" style:font-style-asian="italic" style:font-style-complex="itali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style:font-name-complex="Times New Roman"/>
    </style:style>
    <style:style style:name="T19" style:family="text">
      <style:text-properties fo:color="#26474b" style:font-name-complex="Menlo Regular"/>
    </style:style>
    <style:style style:name="T20" style:family="text">
      <style:text-properties style:font-name="Couri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27%" draw:contrast="0%" draw:red="-37%" draw:green="38%" draw:blue="-10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<draw:frame draw:style-name="fr1" draw:name="graphics1" text:anchor-type="paragraph" svg:x="0.3307in" svg:y="0.1937in" svg:width="2.1138in" svg:height="0.2193in" draw:z-index="0"><draw:image xlink:href="Pictures/10000000000000F100000019C59EC4B0.gif" xlink:type="simple" xlink:show="embed" xlink:actuate="onLoad"/></draw:frame>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7">Emediate iOS SDK</text:p>
      <text:p text:style-name="P27">Developer Guide</text:p>
      <text:p text:style-name="P6"/>
      <text:p text:style-name="P7"><draw:frame draw:style-name="fr2" draw:name="graphics2" text:anchor-type="paragraph" svg:width="5.6138in" svg:height="0.0437in" draw:z-index="1"><draw:image xlink:href="../../../../../../../Downloads/Applications/OpenOffice.org.app/Contents/basis-link/share/gallery/rulers/blurulr6.gif" xlink:type="simple" xlink:show="embed" xlink:actuate="onLoad"/></draw:frame></text:p>
      <text:p text:style-name="P8"><text:s/></text:p>
      <text:p text:style-name="P6"/>
      <text:p text:style-name="P5"/>
      <text:table-of-content text:style-name="Sect1" text:protected="true" text:name="Table of Contents1">
        <text:table-of-content-source text:outline-level="4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67">Table of Contents</text:p>
          </text:index-title>
          <text:p text:style-name="P89">Overview<text:tab/>3</text:p>
          <text:p text:style-name="P89">Introduction<text:tab/>3</text:p>
          <text:p text:style-name="P89">Specification<text:tab/>3</text:p>
          <text:p text:style-name="P89">Development Requirement<text:tab/>3</text:p>
          <text:p text:style-name="P89">SDK Contents<text:tab/>3</text:p>
          <text:p text:style-name="P89">SDK Installation Instructions<text:tab/>4</text:p>
          <text:p text:style-name="P91">Installation of iOS SDK <text:tab/>4</text:p>
          <text:p text:style-name="P91">Installation of Emediate iOS SDK<text:tab/>4</text:p>
          <text:p text:style-name="P93"><text:s text:c="6"/>Steps to create a library<text:tab/>4</text:p>
          <text:p text:style-name="P93"><text:s text:c="5"/>Steps to enable location services in the iOS Simulator<text:tab/>5</text:p>
          <text:p text:style-name="P89">Emediate Mobile Ads URL<text:tab/>6</text:p>
          <text:p text:style-name="P91">URL Example<text:tab/>6</text:p>
          <text:p text:style-name="P91">Model<text:tab/>6</text:p>
          <text:p text:style-name="P89">SDK API References<text:tab/>7</text:p>
          <text:p text:style-name="P91">Class EmediateAdView<text:tab/>7</text:p>
          <text:p text:style-name="P93">Global functions<text:tab/>7</text:p>
          <text:p text:style-name="P91">Protocol MRAIDViewDelegate<text:tab/>8</text:p>
          <text:p text:style-name="P93">Required functions<text:tab/>8</text:p>
          <text:p text:style-name="P93">Optional functions<text:tab/>8</text:p>
          <text:p text:style-name="P89">Usages of SDK<text:tab/>10</text:p>
          <text:p text:style-name="P91">Basic Class import<text:tab/>10</text:p>
          <text:p text:style-name="P91">Add EmediateAdView<text:tab/>10</text:p>
          <text:p text:style-name="P91">Remove EmediateAdView<text:tab/>11</text:p>
        </text:index-body>
      </text:table-of-content>
      <text:p text:style-name="P5"/>
      <text:h text:style-name="P68" text:outline-level="1">Overview</text:h>
      <text:p text:style-name="P15">This document contains the following descriptions:</text:p>
      <text:list xml:id="list6302068526275885256" text:style-name="L1">
        <text:list-item>
          <text:p text:style-name="P39">Introduction</text:p>
        </text:list-item>
        <text:list-item>
          <text:p text:style-name="P39">Specification</text:p>
        </text:list-item>
        <text:list-item>
          <text:p text:style-name="P39">Development Requirement</text:p>
        </text:list-item>
        <text:list-item>
          <text:p text:style-name="P39">SDK Contents</text:p>
        </text:list-item>
        <text:list-item>
          <text:p text:style-name="P39">SDK Installation Instructions</text:p>
        </text:list-item>
        <text:list-item>
          <text:p text:style-name="P39">SDK API References</text:p>
        </text:list-item>
        <text:list-item>
          <text:p text:style-name="P39">Usages of this SDK </text:p>
        </text:list-item>
      </text:list>
      <text:h text:style-name="P69" text:outline-level="1">Introduction</text:h>
      <text:p text:style-name="P16">Emediate iOS SDK is designed for facilitating iOS native mobile apps development with Emediate Mobile Ads, and speeds up both software development time as well as minimizing integration/design issues.</text:p>
      <text:h text:style-name="P69" text:outline-level="1">Specification</text:h>
      <text:p text:style-name="P16">Emediate iOS SDK is a MRAID v1.0 and ORMMA level 1 compliant SDK. Reference implementations for MRAID and ORMMA can be found as follows:</text:p>
      <text:list xml:id="list1495816631022631260" text:style-name="L2">
        <text:list-item>
          <text:p text:style-name="P42"><text:a xlink:type="simple" xlink:href="http://code.google.com/p/ormma/">http://code.google.com/p/ormma/</text:a></text:p>
        </text:list-item>
        <text:list-item>
          <text:p text:style-name="P42"><text:a xlink:type="simple" xlink:href="http://www.iab.net/mraid">http://www.iab.net/mraid</text:a></text:p>
        </text:list-item>
      </text:list>
      <text:h text:style-name="P69" text:outline-level="1">Development Requirement</text:h>
      <text:list xml:id="list2842318413346730163" text:style-name="L3">
        <text:list-item>
          <text:p text:style-name="P40">iOS SDK --- iOS 4.3+</text:p>
        </text:list-item>
        <text:list-item>
          <text:p text:style-name="P40">Xcode</text:p>
        </text:list-item>
      </text:list>
      <text:h text:style-name="P70" text:outline-level="1">SDK Contents</text:h>
      <text:list xml:id="list4087578183749905004" text:style-name="L4">
        <text:list-item>
          <text:p text:style-name="P41">EmediateSDK --- Emediate SDK Project files</text:p>
        </text:list-item>
        <text:list-item>
          <text:p text:style-name="P41">SampleApp --- Emediate SDK Test Demo Application</text:p>
        </text:list-item>
      </text:list>
      <text:p text:style-name="P20">The EmediateAds SDK project consists of the following groups:</text:p>
      <text:p text:style-name="P23"/>
      <text:list xml:id="list6426844394897433528" text:style-name="RTF_5f_Num_20_3">
        <text:list-item>
          <text:p text:style-name="P80">Private</text:p>
        </text:list-item>
        <text:list-item>
          <text:p text:style-name="P80">Public</text:p>
        </text:list-item>
        <text:list-item>
          <text:p text:style-name="P80">Third party</text:p>
        </text:list-item>
        <text:list-item>
          <text:p text:style-name="P80">Resources</text:p>
        </text:list-item>
        <text:list-item>
          <text:p text:style-name="P80">Products</text:p>
        </text:list-item>
      </text:list>
      <text:p text:style-name="P21"/>
      <text:p text:style-name="P21"><text:soft-page-break/></text:p>
      <text:p text:style-name="P31"><text:span text:style-name="T16">1. Private:</text:span> <text:s/>This group consists of 4 sub groups: Data model, Cache implementations, JavaScript bridge, and Utility.</text:p>
      <text:p text:style-name="P31"/>
      <text:p text:style-name="P31">Data model: This sub group provides the data storage capabilities to the SQLite database.</text:p>
      <text:p text:style-name="P31"/>
      <text:p text:style-name="P31">Cache Implementations: This sub group is responsible for making requests to the server and storing them in a local cache.</text:p>
      <text:p text:style-name="P31"/>
      <text:p text:style-name="P31">Java script bridge: This sub group provides the communication between the MRAID/ORMMA script and the iOS webview component.</text:p>
      <text:p text:style-name="P31"/>
      <text:p text:style-name="P31">Utility: Utility classes which prevents the iOS webview component from bouncing and finds device orientation.</text:p>
      <text:p text:style-name="P31"/>
      <text:p text:style-name="P31"><text:span text:style-name="T16">2. Public: </text:span>The Public group consists of the classes that make up the public interface of the EmediateAds SDK. This includes views that hold the iOS webview component that loads the MRAID/ORMMA ads, finds and stores unique identifier of a device (a.k.a UDID) and the browser that loads the URL’s in iOS webview with full screen.</text:p>
      <text:p text:style-name="P31"/>
      <text:p text:style-name="P31"><text:span text:style-name="T16">3. Third party: </text:span>This group is responsible for sending HTTP requests, SQLite data base implementations, and a few extensions for existing apple classes (UIColor &amp; UIDevice).</text:p>
      <text:p text:style-name="P31"/>
      <text:p text:style-name="P31"><text:span text:style-name="T16">4. Resources:</text:span> This group holds the SQLite DB files, JavaScript files which implements the MRAID/ORMMA commands, and resources such as images.</text:p>
      <text:p text:style-name="P31"/>
      <text:p text:style-name="P31"><text:span text:style-name="T16">5. Products: </text:span>This group consists of the final library that understands the script with MRAID commands and processes the commands appropriately, and a bundle that holds the images required for the library. </text:p>
      <text:p text:style-name="P65"/>
      <text:h text:style-name="P71" text:outline-level="1">SDK Installation Instructions</text:h>
      <text:h text:style-name="P73" text:outline-level="2"><text:span text:style-name="T17">Installation of iOS SDK</text:span> </text:h>
      <text:p text:style-name="P17">Official iOS SDK download url: <text:a xlink:type="simple" xlink:href="https://developer.apple.com/devcenter/ios/index.action">https://developer.apple.com/devcenter/ios/index.action</text:a></text:p>
      <text:p text:style-name="P17">Download the iOS SDK, and set up your development environment according to the installation instruction supported by the above link.</text:p>
      <text:h text:style-name="P74" text:outline-level="2">Installation of Emediate iOS SDK</text:h>
      <text:p text:style-name="P17"/>
      <text:p text:style-name="P17">Instructions for installing the SDK are as follows:</text:p>
      <text:h text:style-name="Heading_20_3" text:outline-level="3"><text:s text:c="6"/>Steps to create a library</text:h>
      <text:p text:style-name="P24"/>
      <text:list xml:id="list3715525119618869032" text:style-name="RTF_5f_Num_20_6">
        <text:list-item>
          <text:p text:style-name="P81"><text:soft-page-break/>Open the EmediateSDK project</text:p>
        </text:list-item>
        <text:list-item>
          <text:p text:style-name="P81">Build the project.</text:p>
        </text:list-item>
        <text:list-item>
          <text:p text:style-name="P81">Once the build finishes, navigate to the following path to find the library file(s).</text:p>
        </text:list-item>
      </text:list>
      <text:p text:style-name="P22">/Library/Developer/Xcode/DerivedData/EmediateSDK-Unique-identifier/Build/Products</text:p>
      <text:list xml:id="list740098348" text:continue-numbering="true" text:style-name="RTF_5f_Num_20_6">
        <text:list-item>
          <text:p text:style-name="P81">In the above-mentioned path there will be 3 folders.</text:p>
        </text:list-item>
      </text:list>
      <text:list xml:id="list490989226551639953" text:style-name="RTF_5f_Num_20_9">
        <text:list-item>
          <text:p text:style-name="P82">Debug-iphoneos</text:p>
        </text:list-item>
        <text:list-item>
          <text:p text:style-name="P82">Debug-iphonesimulator</text:p>
        </text:list-item>
        <text:list-item>
          <text:p text:style-name="P82">Debug-universal</text:p>
        </text:list-item>
      </text:list>
      <text:list xml:id="list1388025719" text:continue-list="list740098348" text:style-name="RTF_5f_Num_20_6">
        <text:list-item>
          <text:p text:style-name="P81">Add all the files in the Debug-universal folder into the project where EmediateSDK needs to be incorporated. Debug-universal folder contains following files</text:p>
        </text:list-item>
      </text:list>
      <text:list xml:id="list2020426059134458357" text:style-name="RTF_5f_Num_20_5">
        <text:list-item>
          <text:p text:style-name="P83">EmediateAdView.h </text:p>
        </text:list-item>
        <text:list-item>
          <text:p text:style-name="P83">libEmediateSDK.a <text:s/></text:p>
        </text:list-item>
        <text:list-item>
          <text:p text:style-name="P83">MRAID.bundle</text:p>
        </text:list-item>
        <text:list-item>
          <text:p text:style-name="P83">MRAIDView.h</text:p>
        </text:list-item>
        <text:list-item>
          <text:p text:style-name="P83">MRAIDWebBrowserViewController.h </text:p>
        </text:list-item>
        <text:list-item>
          <text:p text:style-name="P83">MRAIDAVPlayer.h</text:p>
        </text:list-item>
      </text:list>
      <text:p text:style-name="P25"/>
      <text:h text:style-name="Heading_20_3" text:outline-level="3"><text:s text:c="5"/>Steps to enable location services in the iOS Simulator</text:h>
      <text:p text:style-name="P25"/>
      <text:list xml:id="list7855096767990803046" text:style-name="RTF_5f_Num_20_8">
        <text:list-item>
          <text:p text:style-name="P84">Enable location services in OSX <text:s/>“System preference -&gt; Security &amp; Privacy -&gt; Privacy tab -&gt; Enable location Services”</text:p>
        </text:list-item>
        <text:list-item>
          <text:p text:style-name="P84">Enable location services in the iOS Simulator “iOS Simulator -&gt; Debug -&gt; Location -&gt; Custom Location”</text:p>
        </text:list-item>
      </text:list>
      <text:p text:style-name="P24"/>
      <text:p text:style-name="P26"><text:s text:c="5"/>Add the following libraries and frameworks into the project:</text:p>
      <text:p text:style-name="P24"/>
      <text:list xml:id="list5764844174256872000" text:style-name="RTF_5f_Num_20_7">
        <text:list-item>
          <text:p text:style-name="P85">libz.1.1.3.dylib.</text:p>
        </text:list-item>
        <text:list-item>
          <text:p text:style-name="P88">libsqlite3.0.dylib</text:p>
        </text:list-item>
        <text:list-item>
          <text:p text:style-name="P85">Add the following frameworks in addition to the UIKit.framework, FoundationKit.framework:</text:p>
        </text:list-item>
      </text:list>
      <text:list xml:id="list7564863384687555236" text:style-name="RTF_5f_Num_20_4">
        <text:list-item>
          <text:p text:style-name="P86">MediaPlayer.framework</text:p>
        </text:list-item>
        <text:list-item>
          <text:p text:style-name="P86">SystemConfiguration.framework</text:p>
        </text:list-item>
        <text:list-item>
          <text:p text:style-name="P86">QuartzCore.framework</text:p>
        </text:list-item>
        <text:list-item>
          <text:p text:style-name="P86">MobileCoreServices.framework</text:p>
        </text:list-item>
        <text:list-item>
          <text:p text:style-name="P86">MessageUI.framework</text:p>
        </text:list-item>
        <text:list-item>
          <text:p text:style-name="P86">EventKit.framework</text:p>
        </text:list-item>
        <text:list-item>
          <text:p text:style-name="P86">EventKitUI.framework</text:p>
        </text:list-item>
        <text:list-item>
          <text:p text:style-name="P86">CoreMotion.framework</text:p>
        </text:list-item>
        <text:list-item>
          <text:p text:style-name="P86">CoreLocation.framework</text:p>
        </text:list-item>
        <text:list-item>
          <text:p text:style-name="P86">CoreFoundation.framework</text:p>
        </text:list-item>
        <text:list-item>
          <text:p text:style-name="P86">CoreData.framework</text:p>
        </text:list-item>
        <text:list-item>
          <text:p text:style-name="P86">CFNetwork.framework</text:p>
        </text:list-item>
        <text:list-item>
          <text:p text:style-name="P86">CoreGraphics.framework</text:p>
        </text:list-item>
      </text:list>
      <text:list xml:id="list1213776179" text:continue-list="list5764844174256872000" text:style-name="RTF_5f_Num_20_7">
        <text:list-item>
          <text:p text:style-name="P85">Import EmediateAdView.h into the class where you wish to display the ad<text:span text:style-name="T18">.</text:span></text:p>
        </text:list-item>
        <text:list-item>
          <text:p text:style-name="P85">Set the ad refresh rate using <text:span text:style-name="T19">fetchCampgainWithRefreshRate: </text:span>method</text:p>
        </text:list-item>
        <text:list-item>
          <text:p text:style-name="P85">Set the baseURL property.</text:p>
        </text:list-item>
        <text:list-item>
          <text:p text:style-name="P87">Send the <text:span text:style-name="T19">loadCreativeWithParameters</text:span><text:span text:style-name="T11">:</text:span> <text:s/>message to the EmediateAdView object<text:span text:style-name="T18">,</text:span> passing the parameters as a dictionary. These are parameters for the baseURL to fetch the ads.</text:p>
        </text:list-item>
        <text:list-item>
          <text:p text:style-name="P87"><text:soft-page-break/>Set the mraidDelegate property to receive callbacks from the ads. </text:p>
        </text:list-item>
        <text:list-item>
          <text:p text:style-name="P87">Add “-all_load” to “Other Linker Flags” in Build Settings</text:p>
        </text:list-item>
      </text:list>
      <text:p text:style-name="P17"/>
      <text:h text:style-name="P72" text:outline-level="1">Emediate Mobile Ads URL</text:h>
      <text:h text:style-name="P75" text:outline-level="2">URL Example</text:h>
      <text:p text:style-name="P18">http://stage.emediate.eu/eas?cu=123&amp;cre=mu&amp;eas_uid=555&amp;EASTSDK=1&amp;EASTorientation=landscape&amp;EASTscreen=bi g&amp;EASTsection=sports </text:p>
      <text:h text:style-name="P76" text:outline-level="2">Model</text:h>
      <text:p text:style-name="P19">Emediate Mobile Ads URL includes a certain number of URL parameters which declare the specification of the ads. </text:p>
      <text:list xml:id="list1679446628980186042" text:style-name="L5">
        <text:list-item>
          <text:p text:style-name="P33">DEVICE_ID</text:p>
          <text:list>
            <text:list-item>
              <text:p text:style-name="P35">KeyName: eas_uid</text:p>
            </text:list-item>
            <text:list-item>
              <text:p text:style-name="P35">ValueType: unique 64bit unsigned integer</text:p>
            </text:list-item>
            <text:list-item>
              <text:p text:style-name="P35">IsMandatory: Yes</text:p>
            </text:list-item>
            <text:list-item>
              <text:p text:style-name="P32"><text:span text:style-name="T6">Description: This will be proceeded by SDK. </text:span><text:span text:style-name="T7">This should be generated in such a way that </text:span><text:span text:style-name="T4">the same number is always generated on the same device. The native device ID must not be used. i.e. hash the unique device id to generate the DEVICE _ID. </text:span></text:p>
            </text:list-item>
          </text:list>
        </text:list-item>
        <text:list-item>
          <text:p text:style-name="P34">SYSTEM_URL</text:p>
          <text:list>
            <text:list-item>
              <text:p text:style-name="P36">ValueType: String</text:p>
            </text:list-item>
            <text:list-item>
              <text:p text:style-name="P36">IsMandatory: Yes</text:p>
            </text:list-item>
            <text:list-item>
              <text:p text:style-name="P32"><text:span text:style-name="T8">DefaultValue: </text:span><text:a xlink:type="simple" xlink:href="http://stage.emediate.eu/eas">http://stage.emediate.eu/eas</text:a></text:p>
            </text:list-item>
          </text:list>
        </text:list-item>
        <text:list-item>
          <text:p text:style-name="P34">CONTENT_UNIT_ID</text:p>
          <text:list>
            <text:list-item>
              <text:p text:style-name="P36">KeyName: cu</text:p>
            </text:list-item>
            <text:list-item>
              <text:p text:style-name="P36">ValueType: unique unsigned integer</text:p>
            </text:list-item>
            <text:list-item>
              <text:p text:style-name="P36">IsMandator: Yes</text:p>
            </text:list-item>
            <text:list-item>
              <text:p text:style-name="P36">Description: Generate and store the Unique ID for current device, if not stored already.</text:p>
            </text:list-item>
          </text:list>
        </text:list-item>
        <text:list-item>
          <text:p text:style-name="P34">Optional parameters</text:p>
          <text:list>
            <text:list-item>
              <text:p text:style-name="P36">KeyNameType: must be 16 chars or less</text:p>
            </text:list-item>
            <text:list-item>
              <text:p text:style-name="P36">ValueType: must be 32 chars or less</text:p>
            </text:list-item>
            <text:list-item>
              <text:p text:style-name="P32"><text:span text:style-name="T8">Format: </text:span><text:span text:style-name="T9">EAST{KeyName}={Value}</text:span></text:p>
            </text:list-item>
          </text:list>
        </text:list-item>
      </text:list>
      <text:h text:style-name="P72" text:outline-level="1"><text:soft-page-break/>SDK API References</text:h>
      <text:h text:style-name="P77" text:outline-level="2"><text:span text:style-name="T10">Class</text:span><text:span text:style-name="T15"> EmediateAdView</text:span></text:h>
      <text:h text:style-name="P90" text:outline-level="3"><text:span text:style-name="T14">Global functions</text:span></text:h>
      <text:list xml:id="list7812846179181831905" text:style-name="L6">
        <text:list-header>
          <text:p text:style-name="P52">- (void)<text:span text:style-name="T16">loadCreativeWithParameters</text:span>:(NSDictionary *)params;</text:p>
        </text:list-header>
      </text:list>
      <text:p text:style-name="P28"><text:tab/><text:tab/>Pass the required parameters to get the ads. Parameters dictionary contains key value <text:tab/>pairs that are used to prepare a request.</text:p>
      <text:p text:style-name="P28"><text:tab/><text:tab/>Parametes has the form key=value.</text:p>
      <text:p text:style-name="P28"><text:tab/><text:tab/> Eg: <text:span text:style-name="T20">cu=512;cre=mu;target=_blank</text:span></text:p>
      <text:p text:style-name="P28"><text:s/><text:tab/><text:tab/>For the above parameters , the dictionary should be prepared as follows:</text:p>
      <text:p text:style-name="P28"><text:tab/> <text:tab/><text:span text:style-name="T20">NSDictionary *dictionary = [[NSDictionary alloc] <text:tab/>initWithObjectsAndKeys:@"512", @"cu", @"mu", @"cre", <text:tab/>@"_blank", @"target", nil];</text:span></text:p>
      <text:p text:style-name="P28"><text:tab/> <text:tab/>Device UDID is appended at the end of the parameter list internally.</text:p>
      <text:p text:style-name="P28"/>
      <text:list xml:id="list6643781952258344500" text:style-name="L7">
        <text:list-header>
          <text:p text:style-name="P51">- (void)<text:span text:style-name="T16">fetchCampaignWithRefreshRate</text:span>:(NSInteger)refresh;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59"><text:s text:c="12"/>The time interval at which the campaign gets refreshed.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44"/>
      <text:list xml:id="list5703861637669403892" text:style-name="L8">
        <text:list-header>
          <text:p text:style-name="P50">- (void)<text:span text:style-name="T16">refreshCreative</text:span>;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60"><text:s text:c="12"/>Refreshes the campaign.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28"/>
      <text:list xml:id="list2966255453135794354" text:style-name="L9">
        <text:list-header>
          <text:p text:style-name="P49">- (void)<text:span text:style-name="T16">stop</text:span>;</text:p>
          <text:list>
            <text:list-header>
              <text:p text:style-name="P61"><text:s text:c="12"/>Stops loading the campaign.</text:p>
            </text:list-header>
          </text:list>
        </text:list-header>
      </text:list>
      <text:h text:style-name="P92" text:outline-level="5">Global Properties</text:h>
      <text:p text:style-name="P30"><text:span text:style-name="T12">@property (nonatomic, retain) NSString *</text:span><text:span text:style-name="T13">baseURL</text:span><text:span text:style-name="T12">; </text:span></text:p>
      <text:p text:style-name="P57"><text:span text:style-name="T12"><text:tab/><text:tab/>The base URL for the ads.</text:span></text:p>
      <text:p text:style-name="P30"><text:span text:style-name="T12"/></text:p>
      <text:p text:style-name="P30"><text:span text:style-name="T12">@property (nonatomic, retain) NSDictionary *</text:span><text:span text:style-name="T13">parameters</text:span><text:span text:style-name="T12">;</text:span></text:p>
      <text:p text:style-name="P56"><text:tab/><text:tab/>Example parameters:</text:p>
      <text:p text:style-name="P56"><text:span text:style-name="T20"><text:tab/><text:tab/>NSDictionary *dictionary = [[NSDictionary alloc] <text:tab/><text:tab/><text:tab/><text:tab/>initWithObjectsAndKeys:@"512", <text:tab/>@"cu", @"mu", @"cre", <text:tab/><text:tab/>@"_blank", @"target", nil];</text:span></text:p>
      <text:p text:style-name="P56"><text:span text:style-name="T20"/></text:p>
      <text:p text:style-name="P30"><text:span text:style-name="T12">@property (nonatomic) NSInteger </text:span><text:span text:style-name="T13">refreshRate</text:span><text:span text:style-name="T12">;</text:span></text:p>
      <text:p text:style-name="P57"><text:span text:style-name="T12"><text:tab/><text:tab/>The rate at which an ad will be refreshed.</text:span></text:p>
      <text:p text:style-name="P29"><text:soft-page-break/></text:p>
      <text:h text:style-name="P78" text:outline-level="2"><text:span text:style-name="T10">Protocol</text:span><text:span text:style-name="T15"> MRAIDViewDelegate</text:span></text:h>
      <text:h text:style-name="P90" text:outline-level="3"><text:span text:style-name="T14">Required functions</text:span></text:h>
      <text:list xml:id="list1842708869235774258" text:style-name="L10">
        <text:list-item>
          <text:p text:style-name="P62">(UIViewController *)<text:span text:style-name="T16">mraidViewController</text:span>;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62"><text:s text:c="10"/>Returns the view controller that is the owner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90" text:outline-level="3"><text:span text:style-name="T14">Optional functions</text:span></text:h>
      <text:list xml:id="list2948741020129791224" text:style-name="L11">
        <text:list-header>
          <text:p text:style-name="P45">- (NSString *)<text:span text:style-name="T16">javascriptForInjection</text:span>;</text:p>
          <text:list>
            <text:list-header>
              <text:p text:style-name="P55"><text:s text:c="23"/>Called to allow the application to inject javascript into the creative.</text:p>
            </text:list-header>
          </text:list>
        </text:list-header>
      </text:list>
      <text:p text:style-name="P28"/>
      <text:p text:style-name="P28">- (void)<text:span text:style-name="T16">handleRequest</text:span>:(NSURLRequest *)request <text:span text:style-name="T16">forAd</text:span>:(MRAIDView *)adView;</text:p>
      <text:p text:style-name="P28"><text:tab/><text:tab/>Notifies the consumer that it should handle the specified request.</text:p>
      <text:p text:style-name="P28"><text:tab/><text:tab/>NOTE: REQUIRED IF A PROTOCOL IS REGISTERED</text:p>
      <text:p text:style-name="P28"/>
      <text:p text:style-name="P28">- (NSString *)<text:span text:style-name="T16">onLoadJavaScriptForAd</text:span>:(MRAIDView *)adView;</text:p>
      <text:p text:style-name="P28"><text:tab/><text:tab/>Called to allow the application to execute javascript on the creative at the time the <text:tab/>creative is loaded.</text:p>
      <text:p text:style-name="P28"/>
      <text:p text:style-name="P28">- (void)<text:span text:style-name="T16">failureLoadingAd</text:span>:(MRAIDView *)adView;</text:p>
      <text:p text:style-name="P28"><text:tab/><text:tab/>Called when an ad fails to load.</text:p>
      <text:p text:style-name="P28"/>
      <text:list xml:id="list7199005531469544516" text:style-name="L12">
        <text:list-header>
          <text:p text:style-name="P46">- (void)<text:span text:style-name="T16">willResizeAd</text:span>:(MRAIDView *)adView <text:span text:style-name="T16">toSize</text:span>:(CGSize)size;</text:p>
          <text:list>
            <text:list-item>
              <text:list>
                <text:list-header>
                  <text:p text:style-name="P37">Called before the ad is resized in place to allow the parent application to <text:s/>animate things if desired.</text:p>
                </text:list-header>
              </text:list>
            </text:list-item>
          </text:list>
        </text:list-header>
      </text:list>
      <text:p text:style-name="P28"/>
      <text:list xml:id="list1377978671571168201" text:style-name="L13">
        <text:list-header>
          <text:p text:style-name="P47">- (void)<text:span text:style-name="T16">didResizeAd</text:span>:(MRAIDView *)adView <text:span text:style-name="T16">toSize</text:span>:(CGSize)size;</text:p>
          <text:list>
            <text:list-item>
              <text:list>
                <text:list-header>
                  <text:p text:style-name="P38">Called after the ad is resized in place to allow the parent application to animate things if desired.</text:p>
                </text:list-header>
              </text:list>
            </text:list-item>
          </text:list>
        </text:list-header>
      </text:list>
      <text:p text:style-name="P28"/>
      <text:p text:style-name="P28">- (void)<text:span text:style-name="T16">adWillShow</text:span>:(MRAIDView *)adView;</text:p>
      <text:p text:style-name="P28"><text:tab/><text:tab/>Called just before to an ad is displayed.</text:p>
      <text:p text:style-name="P28"/>
      <text:list xml:id="list5503823750259628172" text:style-name="L14">
        <text:list-header>
          <text:p text:style-name="P48">- (void)<text:span text:style-name="T16">adDidShow</text:span>:(MRAIDView *)adView;</text:p>
          <text:list>
            <text:list-header>
              <text:p text:style-name="P63"><text:s text:c="12"/>Called just after to an ad is displayed</text:p>
            </text:list-header>
          </text:list>
        </text:list-header>
      </text:list>
      <text:p text:style-name="P28"><text:soft-page-break/></text:p>
      <text:p text:style-name="P66">- (void)<text:span text:style-name="T16">adWillHide</text:span>:(MRAIDView *)adView;</text:p>
      <text:p text:style-name="P66"><text:tab/>Called just before an ad is hidden.</text:p>
      <text:p text:style-name="P66"/>
      <text:p text:style-name="P66">- (void)<text:span text:style-name="T16">adDidHide</text:span>:(MRAIDView *)adView;</text:p>
      <text:p text:style-name="P66"><text:tab/>Called just after an ad is hidden.</text:p>
      <text:p text:style-name="P66"/>
      <text:p text:style-name="P66">- (void)<text:span text:style-name="T16">willExpandAd</text:span>:(MRAIDView *)adView <text:span text:style-name="T16">toFrame</text:span>:(CGRect)frame;</text:p>
      <text:p text:style-name="P66"><text:tab/>Called just before an ad expands.</text:p>
      <text:p text:style-name="P66"/>
      <text:p text:style-name="P66">- (void)<text:span text:style-name="T16">didExpandAd</text:span>:(MRAIDView *)adView <text:span text:style-name="T16">toFrame</text:span>:(CGRect)frame;</text:p>
      <text:p text:style-name="P66"><text:tab/>Called just after an ad expands.</text:p>
      <text:p text:style-name="P66"/>
      <text:p text:style-name="P66">- (void)<text:span text:style-name="T16">adWillClose</text:span>:(MRAIDView *)adView;</text:p>
      <text:p text:style-name="P66"><text:tab/>Called just before an ad closes.</text:p>
      <text:p text:style-name="P66"/>
      <text:p text:style-name="P66">- (void)<text:span text:style-name="T16">adDidClose</text:span>:(MRAIDView *)adView;</text:p>
      <text:p text:style-name="P66"><text:tab/>Called just after an ad closes.</text:p>
      <text:p text:style-name="P66"/>
      <text:p text:style-name="P66">- (void)<text:span text:style-name="T16">appShouldSuspendForAd</text:span>:(MRAIDView *)adView;</text:p>
      <text:p text:style-name="P66"><text:tab/>Called when the ad will being loading heavy content (usually when the ad goes into full <text:tab/>screen display)</text:p>
      <text:p text:style-name="P66"/>
      <text:p text:style-name="P66">- (void)<text:span text:style-name="T16">appShouldResumeFromAd</text:span>:(MRAIDView *)adView;</text:p>
      <text:p text:style-name="P66"><text:tab/>Called when the ad is finished with the heavy content (usually when the ad returns from <text:tab/>full screen display)</text:p>
      <text:p text:style-name="P66"/>
      <text:p text:style-name="P66">- (void)<text:span text:style-name="T16">placePhoneCall</text:span>:(NSString *)number;</text:p>
      <text:p text:style-name="P66"><text:tab/>Allows the application to override the phone call process to, for example, display an <text:tab/>alert to the user before placing a call.</text:p>
      <text:p text:style-name="P66"/>
      <text:p text:style-name="P66">- (void)<text:span text:style-name="T16">placeCallToAppStore</text:span>:(NSString *)urlString;</text:p>
      <text:p text:style-name="P66"><text:tab/>Allows the application to override the action to open the App Store, for example to <text:tab/>display an alert to the user before opening the store.</text:p>
      <text:p text:style-name="P66"/>
      <text:p text:style-name="P66"/>
      <text:p text:style-name="P66"><text:soft-page-break/>- (void)<text:span text:style-name="T16">createCalendarEntryForDate</text:span>:(NSDate *)date <text:span text:style-name="T16">title</text:span>:(NSString *)title <text:span text:style-name="T16">body</text:span>:(NSString *)body;</text:p>
      <text:p text:style-name="P54"><text:tab/><text:tab/>Allows the application to override the process for creating calendar entries to, for <text:tab/><text:tab/>example, display an alert before the event view is created. <text:s text:c="15"/></text:p>
      <text:p text:style-name="P66"/>
      <text:p text:style-name="P66">- (void)<text:span text:style-name="T16">showURLFullScreen</text:span>:(NSURL *)url <text:span text:style-name="T16">sourceView</text:span>:(UIView *)view;</text:p>
      <text:p text:style-name="P28"><text:tab/><text:tab/>Allows the application to inject itself into the full screen browser menu to handle the <text:tab/>“go” method (send to Safari, Facebook etc.)</text:p>
      <text:p text:style-name="P64"/>
      <text:h text:style-name="P72" text:outline-level="1">Usages of SDK</text:h>
      <text:p text:style-name="P9">As illustrated, the “EmediateAdView” is the Mobile Ad container, which will be invoked within your project source code. Similarly, “EmediateAdView” is extended as a iOS UIWebView. </text:p>
      <text:h text:style-name="P79" text:outline-level="2">Basic Class import</text:h>
      <text:p text:style-name="P13"/>
      <text:p text:style-name="P14">#import "EmediateAdView.h"</text:p>
      <text:h text:style-name="P79" text:outline-level="2">Add EmediateAdView</text:h>
      <text:p text:style-name="P10"/>
      <text:p text:style-name="P11">ViewController.h</text:p>
      <text:p text:style-name="P10"><text:line-break/><text:span text:style-name="T5">EmediateAdView* emediateAdView;</text:span></text:p>
      <text:p text:style-name="P10"/>
      <text:p text:style-name="P11">ViewController.m</text:p>
      <text:p text:style-name="P12">emediateAdView = [[EmediateAdView alloc] initWithFrame:(CGRect){0, 0, 320, 50}];</text:p>
      <text:p text:style-name="P12">[emediateAdView setMraidDelegate:self]; //To recieve call backs from MRAID script for interactions by user</text:p>
      <text:p text:style-name="P12">[emediateAdView fetchCampaignWithRefreshRate:20]; //Rate at which ad changes...</text:p>
      <text:p text:style-name="P12">[emediateAdView setBaseURL:@"http://stage.emediate.eu/eas"]; //Base URL.</text:p>
      <text:p text:style-name="P12">[self.view addSubview:emediateAdView];</text:p>
      <text:p text:style-name="P12"/>
      <text:p text:style-name="P12"><text:s text:c="4"/>NSDictionary *dictionary = [[NSDictionary alloc] initWithObjectsAndKeys:@"512", @"cu", @"mu", @"cre", @"_blank", @"target", nil];</text:p>
      <text:p text:style-name="P12"><text:s text:c="4"/>[emediateAdView loadCreativeWithParameters:dictionary];</text:p>
      <text:p text:style-name="P12"/>
      <text:h text:style-name="P79" text:outline-level="2"><text:soft-page-break/></text:h>
      <text:h text:style-name="P79" text:outline-level="2">Remove EmediateAdView</text:h>
      <text:p text:style-name="P11"/>
      <text:p text:style-name="P11">ViewController.m</text:p>
      <text:p text:style-name="P11"/>
      <text:p text:style-name="P10"><text:s text:c="2"/>if (<text:span text:style-name="T5">emediateAdView</text:span>)</text:p>
      <text:p text:style-name="P10"><text:s text:c="2"/>{</text:p>
      <text:p text:style-name="P10"><text:s text:c="4"/>[<text:span text:style-name="T5">emediateAdView</text:span> stop];</text:p>
      <text:p text:style-name="P10"><text:s text:c="4"/>[<text:span text:style-name="T5">emediateAdView</text:span> setMraidDelegate:nil];</text:p>
      <text:p text:style-name="P10"><text:s text:c="4"/>[ <text:span text:style-name="T5">emediateAdView</text:span> removeFromSuperview];</text:p>
      <text:p text:style-name="P10"><text:s text:c="4"/>[<text:span text:style-name="T5">emediateAdView</text:span> release];</text:p>
      <text:p text:style-name="P10"><text:s text:c="4"/><text:span text:style-name="T5">emediateAdView</text:span> = nil;</text:p>
      <text:p text:style-name="P10"><text:s text:c="2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Courier" svg:font-family="Courier" style:font-family-generic="modern" style:font-pitch="fixed"/>
    <style:font-face style:name="Monaco" svg:font-family="Monaco" style:font-family-generic="modern" style:font-pitch="fixed"/>
    <style:font-face style:name="Menlo Regular" svg:font-family="'Menlo Regular'" style:font-pitch="variable"/>
    <style:font-face style:name="ÇlÇr ñæí©" svg:font-family="'ÇlÇr ñæí©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SG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SG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="100%" fo:margin-left="0in" fo:margin-right="0in" fo:margin-top="0in" fo:margin-bottom="0in" fo:text-indent="0in" style:auto-text-indent="false" style:page-number="auto" text:number-lines="false" text:line-number="0"/>
      <style:text-properties fo:color="#00ae00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e" style:family="paragraph" style:parent-style-name="Caption"/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="100%" fo:margin-left="0.5in" fo:margin-right="0in" fo:margin-top="0in" fo:margin-bottom="0in" fo:text-indent="0in" style:auto-text-indent="false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RTF_5f_Num_20_3_20_1" style:display-name="RTF_Num 3 1" style:family="text">
      <style:text-properties style:font-name-complex="Times New Roman"/>
    </style:style>
    <style:style style:name="RTF_5f_Num_20_3_20_2" style:display-name="RTF_Num 3 2" style:family="text">
      <style:text-properties style:font-name-complex="Times New Roman"/>
    </style:style>
    <style:style style:name="RTF_5f_Num_20_3_20_3" style:display-name="RTF_Num 3 3" style:family="text">
      <style:text-properties style:font-name-complex="Times New Roman"/>
    </style:style>
    <style:style style:name="RTF_5f_Num_20_3_20_4" style:display-name="RTF_Num 3 4" style:family="text">
      <style:text-properties style:font-name-complex="Times New Roman"/>
    </style:style>
    <style:style style:name="RTF_5f_Num_20_3_20_5" style:display-name="RTF_Num 3 5" style:family="text">
      <style:text-properties style:font-name-complex="Times New Roman"/>
    </style:style>
    <style:style style:name="RTF_5f_Num_20_3_20_6" style:display-name="RTF_Num 3 6" style:family="text">
      <style:text-properties style:font-name-complex="Times New Roman"/>
    </style:style>
    <style:style style:name="RTF_5f_Num_20_3_20_7" style:display-name="RTF_Num 3 7" style:family="text">
      <style:text-properties style:font-name-complex="Times New Roman"/>
    </style:style>
    <style:style style:name="RTF_5f_Num_20_3_20_8" style:display-name="RTF_Num 3 8" style:family="text">
      <style:text-properties style:font-name-complex="Times New Roman"/>
    </style:style>
    <style:style style:name="RTF_5f_Num_20_3_20_9" style:display-name="RTF_Num 3 9" style:family="text">
      <style:text-properties style:font-name-complex="Times New Roman"/>
    </style:style>
    <style:style style:name="RTF_5f_Num_20_4_20_1" style:display-name="RTF_Num 4 1" style:family="text">
      <style:text-properties style:font-name-complex="Times New Roman"/>
    </style:style>
    <style:style style:name="RTF_5f_Num_20_4_20_2" style:display-name="RTF_Num 4 2" style:family="text">
      <style:text-properties style:font-name-complex="Times New Roman"/>
    </style:style>
    <style:style style:name="RTF_5f_Num_20_4_20_3" style:display-name="RTF_Num 4 3" style:family="text">
      <style:text-properties style:font-name-complex="Times New Roman"/>
    </style:style>
    <style:style style:name="RTF_5f_Num_20_4_20_4" style:display-name="RTF_Num 4 4" style:family="text">
      <style:text-properties style:font-name-complex="Times New Roman"/>
    </style:style>
    <style:style style:name="RTF_5f_Num_20_4_20_5" style:display-name="RTF_Num 4 5" style:family="text">
      <style:text-properties style:font-name-complex="Times New Roman"/>
    </style:style>
    <style:style style:name="RTF_5f_Num_20_4_20_6" style:display-name="RTF_Num 4 6" style:family="text">
      <style:text-properties style:font-name-complex="Times New Roman"/>
    </style:style>
    <style:style style:name="RTF_5f_Num_20_4_20_7" style:display-name="RTF_Num 4 7" style:family="text">
      <style:text-properties style:font-name-complex="Times New Roman"/>
    </style:style>
    <style:style style:name="RTF_5f_Num_20_4_20_8" style:display-name="RTF_Num 4 8" style:family="text">
      <style:text-properties style:font-name-complex="Times New Roman"/>
    </style:style>
    <style:style style:name="RTF_5f_Num_20_4_20_9" style:display-name="RTF_Num 4 9" style:family="text">
      <style:text-properties style:font-name-complex="Times New Roman"/>
    </style:style>
    <style:style style:name="RTF_5f_Num_20_5_20_1" style:display-name="RTF_Num 5 1" style:family="text">
      <style:text-properties style:font-name-complex="Times New Roman"/>
    </style:style>
    <style:style style:name="RTF_5f_Num_20_5_20_2" style:display-name="RTF_Num 5 2" style:family="text">
      <style:text-properties style:font-name-complex="Times New Roman"/>
    </style:style>
    <style:style style:name="RTF_5f_Num_20_5_20_3" style:display-name="RTF_Num 5 3" style:family="text">
      <style:text-properties style:font-name-complex="Times New Roman"/>
    </style:style>
    <style:style style:name="RTF_5f_Num_20_5_20_4" style:display-name="RTF_Num 5 4" style:family="text">
      <style:text-properties style:font-name-complex="Times New Roman"/>
    </style:style>
    <style:style style:name="RTF_5f_Num_20_5_20_5" style:display-name="RTF_Num 5 5" style:family="text">
      <style:text-properties style:font-name-complex="Times New Roman"/>
    </style:style>
    <style:style style:name="RTF_5f_Num_20_5_20_6" style:display-name="RTF_Num 5 6" style:family="text">
      <style:text-properties style:font-name-complex="Times New Roman"/>
    </style:style>
    <style:style style:name="RTF_5f_Num_20_5_20_7" style:display-name="RTF_Num 5 7" style:family="text">
      <style:text-properties style:font-name-complex="Times New Roman"/>
    </style:style>
    <style:style style:name="RTF_5f_Num_20_5_20_8" style:display-name="RTF_Num 5 8" style:family="text">
      <style:text-properties style:font-name-complex="Times New Roman"/>
    </style:style>
    <style:style style:name="RTF_5f_Num_20_5_20_9" style:display-name="RTF_Num 5 9" style:family="text">
      <style:text-properties style:font-name-complex="Times New Roman"/>
    </style:style>
    <style:style style:name="RTF_5f_Num_20_6_20_1" style:display-name="RTF_Num 6 1" style:family="text">
      <style:text-properties style:font-name-complex="Times New Roman"/>
    </style:style>
    <style:style style:name="RTF_5f_Num_20_6_20_2" style:display-name="RTF_Num 6 2" style:family="text">
      <style:text-properties style:font-name-complex="Times New Roman"/>
    </style:style>
    <style:style style:name="RTF_5f_Num_20_6_20_3" style:display-name="RTF_Num 6 3" style:family="text">
      <style:text-properties style:font-name-complex="Times New Roman"/>
    </style:style>
    <style:style style:name="RTF_5f_Num_20_6_20_4" style:display-name="RTF_Num 6 4" style:family="text">
      <style:text-properties style:font-name-complex="Times New Roman"/>
    </style:style>
    <style:style style:name="RTF_5f_Num_20_6_20_5" style:display-name="RTF_Num 6 5" style:family="text">
      <style:text-properties style:font-name-complex="Times New Roman"/>
    </style:style>
    <style:style style:name="RTF_5f_Num_20_6_20_6" style:display-name="RTF_Num 6 6" style:family="text">
      <style:text-properties style:font-name-complex="Times New Roman"/>
    </style:style>
    <style:style style:name="RTF_5f_Num_20_6_20_7" style:display-name="RTF_Num 6 7" style:family="text">
      <style:text-properties style:font-name-complex="Times New Roman"/>
    </style:style>
    <style:style style:name="RTF_5f_Num_20_6_20_8" style:display-name="RTF_Num 6 8" style:family="text">
      <style:text-properties style:font-name-complex="Times New Roman"/>
    </style:style>
    <style:style style:name="RTF_5f_Num_20_6_20_9" style:display-name="RTF_Num 6 9" style:family="text">
      <style:text-properties style:font-name-complex="Times New Roman"/>
    </style:style>
    <style:style style:name="RTF_5f_Num_20_7_20_1" style:display-name="RTF_Num 7 1" style:family="text">
      <style:text-properties style:font-name-complex="Times New Roman"/>
    </style:style>
    <style:style style:name="RTF_5f_Num_20_7_20_2" style:display-name="RTF_Num 7 2" style:family="text">
      <style:text-properties style:font-name-complex="Times New Roman"/>
    </style:style>
    <style:style style:name="RTF_5f_Num_20_7_20_3" style:display-name="RTF_Num 7 3" style:family="text">
      <style:text-properties style:font-name-complex="Times New Roman"/>
    </style:style>
    <style:style style:name="RTF_5f_Num_20_7_20_4" style:display-name="RTF_Num 7 4" style:family="text">
      <style:text-properties style:font-name-complex="Times New Roman"/>
    </style:style>
    <style:style style:name="RTF_5f_Num_20_7_20_5" style:display-name="RTF_Num 7 5" style:family="text">
      <style:text-properties style:font-name-complex="Times New Roman"/>
    </style:style>
    <style:style style:name="RTF_5f_Num_20_7_20_6" style:display-name="RTF_Num 7 6" style:family="text">
      <style:text-properties style:font-name-complex="Times New Roman"/>
    </style:style>
    <style:style style:name="RTF_5f_Num_20_7_20_7" style:display-name="RTF_Num 7 7" style:family="text">
      <style:text-properties style:font-name-complex="Times New Roman"/>
    </style:style>
    <style:style style:name="RTF_5f_Num_20_7_20_8" style:display-name="RTF_Num 7 8" style:family="text">
      <style:text-properties style:font-name-complex="Times New Roman"/>
    </style:style>
    <style:style style:name="RTF_5f_Num_20_7_20_9" style:display-name="RTF_Num 7 9" style:family="text">
      <style:text-properties style:font-name-complex="Times New Roman"/>
    </style:style>
    <style:style style:name="RTF_5f_Num_20_8_20_1" style:display-name="RTF_Num 8 1" style:family="text">
      <style:text-properties fo:font-weight="normal" style:font-weight-asian="normal" style:font-name-complex="Times New Roman" style:font-weight-complex="normal"/>
    </style:style>
    <style:style style:name="RTF_5f_Num_20_8_20_2" style:display-name="RTF_Num 8 2" style:family="text">
      <style:text-properties style:font-name-complex="Times New Roman"/>
    </style:style>
    <style:style style:name="RTF_5f_Num_20_8_20_3" style:display-name="RTF_Num 8 3" style:family="text">
      <style:text-properties style:font-name-complex="Times New Roman"/>
    </style:style>
    <style:style style:name="RTF_5f_Num_20_8_20_4" style:display-name="RTF_Num 8 4" style:family="text">
      <style:text-properties style:font-name-complex="Times New Roman"/>
    </style:style>
    <style:style style:name="RTF_5f_Num_20_8_20_5" style:display-name="RTF_Num 8 5" style:family="text">
      <style:text-properties style:font-name-complex="Times New Roman"/>
    </style:style>
    <style:style style:name="RTF_5f_Num_20_8_20_6" style:display-name="RTF_Num 8 6" style:family="text">
      <style:text-properties style:font-name-complex="Times New Roman"/>
    </style:style>
    <style:style style:name="RTF_5f_Num_20_8_20_7" style:display-name="RTF_Num 8 7" style:family="text">
      <style:text-properties style:font-name-complex="Times New Roman"/>
    </style:style>
    <style:style style:name="RTF_5f_Num_20_8_20_8" style:display-name="RTF_Num 8 8" style:family="text">
      <style:text-properties style:font-name-complex="Times New Roman"/>
    </style:style>
    <style:style style:name="RTF_5f_Num_20_8_20_9" style:display-name="RTF_Num 8 9" style:family="text">
      <style:text-properties style:font-name-complex="Times New Roman"/>
    </style:style>
    <style:style style:name="RTF_5f_Num_20_9_20_1" style:display-name="RTF_Num 9 1" style:family="text">
      <style:text-properties style:font-name-complex="Times New Roman"/>
    </style:style>
    <style:style style:name="RTF_5f_Num_20_9_20_2" style:display-name="RTF_Num 9 2" style:family="text">
      <style:text-properties style:font-name-complex="Times New Roman"/>
    </style:style>
    <style:style style:name="RTF_5f_Num_20_9_20_3" style:display-name="RTF_Num 9 3" style:family="text">
      <style:text-properties style:font-name-complex="Times New Roman"/>
    </style:style>
    <style:style style:name="RTF_5f_Num_20_9_20_4" style:display-name="RTF_Num 9 4" style:family="text">
      <style:text-properties style:font-name-complex="Times New Roman"/>
    </style:style>
    <style:style style:name="RTF_5f_Num_20_9_20_5" style:display-name="RTF_Num 9 5" style:family="text">
      <style:text-properties style:font-name-complex="Times New Roman"/>
    </style:style>
    <style:style style:name="RTF_5f_Num_20_9_20_6" style:display-name="RTF_Num 9 6" style:family="text">
      <style:text-properties style:font-name-complex="Times New Roman"/>
    </style:style>
    <style:style style:name="RTF_5f_Num_20_9_20_7" style:display-name="RTF_Num 9 7" style:family="text">
      <style:text-properties style:font-name-complex="Times New Roman"/>
    </style:style>
    <style:style style:name="RTF_5f_Num_20_9_20_8" style:display-name="RTF_Num 9 8" style:family="text">
      <style:text-properties style:font-name-complex="Times New Roman"/>
    </style:style>
    <style:style style:name="RTF_5f_Num_20_9_20_9" style:display-name="RTF_Num 9 9" style:family="text">
      <style:text-properties style:font-name-complex="Times New Roman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0.5in"/>
      </text:list-level-style-number>
      <text:list-level-style-number text:level="2" style:num-suffix="." style:num-format="A" style:num-letter-sync="true">
        <style:list-level-properties text:space-before="0.5in" text:min-label-width="0.5in"/>
      </text:list-level-style-number>
      <text:list-level-style-number text:level="3" style:num-suffix="." style:num-format="1">
        <style:list-level-properties text:space-before="1in" text:min-label-width="0.5in"/>
      </text:list-level-style-number>
      <text:list-level-style-number text:level="4" style:num-suffix=")" style:num-format="a" style:num-letter-sync="true">
        <style:list-level-properties text:space-before="1.5in" text:min-label-width="0.5in"/>
      </text:list-level-style-number>
      <text:list-level-style-number text:level="5" style:num-prefix="(" style:num-suffix=")" style:num-format="1">
        <style:list-level-properties text:space-before="2in" text:min-label-width="0.5in"/>
      </text:list-level-style-number>
      <text:list-level-style-number text:level="6" style:num-prefix="(" style:num-suffix=")" style:num-format="a" style:num-letter-sync="true">
        <style:list-level-properties text:space-before="2.5in" text:min-label-width="0.5in"/>
      </text:list-level-style-number>
      <text:list-level-style-number text:level="7" style:num-prefix="(" style:num-suffix=")" style:num-format="i">
        <style:list-level-properties text:space-before="3in" text:min-label-width="0.5in"/>
      </text:list-level-style-number>
      <text:list-level-style-number text:level="8" style:num-prefix="(" style:num-suffix=")" style:num-format="a" style:num-letter-sync="true">
        <style:list-level-properties text:space-before="3.5in" text:min-label-width="0.5in"/>
      </text:list-level-style-number>
      <text:list-level-style-number text:level="9" style:num-prefix="(" style:num-suffix=")" style:num-format="i">
        <style:list-level-properties text:space-before="4in" text:min-label-width="0.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space-before="0.25in" text:min-label-width="0.25in"/>
      </text:list-level-style-number>
      <text:list-level-style-number text:level="2" text:style-name="RTF_5f_Num_20_3_20_2" style:num-suffix="." style:num-format="a" style:num-letter-sync="true">
        <style:list-level-properties text:space-before="0.75in" text:min-label-width="0.25in"/>
      </text:list-level-style-number>
      <text:list-level-style-number text:level="3" text:style-name="RTF_5f_Num_20_3_20_3" style:num-suffix="." style:num-format="i">
        <style:list-level-properties text:space-before="1.3748in" text:min-label-width="0.1252in" fo:text-align="end"/>
      </text:list-level-style-number>
      <text:list-level-style-number text:level="4" text:style-name="RTF_5f_Num_20_3_20_4" style:num-suffix="." style:num-format="1">
        <style:list-level-properties text:space-before="1.75in" text:min-label-width="0.25in"/>
      </text:list-level-style-number>
      <text:list-level-style-number text:level="5" text:style-name="RTF_5f_Num_20_3_20_5" style:num-suffix="." style:num-format="a" style:num-letter-sync="true">
        <style:list-level-properties text:space-before="2.25in" text:min-label-width="0.25in"/>
      </text:list-level-style-number>
      <text:list-level-style-number text:level="6" text:style-name="RTF_5f_Num_20_3_20_6" style:num-suffix="." style:num-format="i">
        <style:list-level-properties text:space-before="2.8748in" text:min-label-width="0.1252in" fo:text-align="end"/>
      </text:list-level-style-number>
      <text:list-level-style-number text:level="7" text:style-name="RTF_5f_Num_20_3_20_7" style:num-suffix="." style:num-format="1">
        <style:list-level-properties text:space-before="3.25in" text:min-label-width="0.25in"/>
      </text:list-level-style-number>
      <text:list-level-style-number text:level="8" text:style-name="RTF_5f_Num_20_3_20_8" style:num-suffix="." style:num-format="a" style:num-letter-sync="true">
        <style:list-level-properties text:space-before="3.75in" text:min-label-width="0.25in"/>
      </text:list-level-style-number>
      <text:list-level-style-number text:level="9" text:style-name="RTF_5f_Num_20_3_20_9" style:num-suffix="." style:num-format="i">
        <style:list-level-properties text:space-before="4.3748in" text:min-label-width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suffix="." style:num-format="a" style:num-letter-sync="true">
        <style:list-level-properties text:space-before="0.5in" text:min-label-width="0.25in"/>
      </text:list-level-style-number>
      <text:list-level-style-number text:level="2" text:style-name="RTF_5f_Num_20_4_20_2" style:num-suffix="." style:num-format="a" style:num-letter-sync="true">
        <style:list-level-properties text:space-before="1in" text:min-label-width="0.25in"/>
      </text:list-level-style-number>
      <text:list-level-style-number text:level="3" text:style-name="RTF_5f_Num_20_4_20_3" style:num-suffix="." style:num-format="i">
        <style:list-level-properties text:space-before="1.6248in" text:min-label-width="0.1252in" fo:text-align="end"/>
      </text:list-level-style-number>
      <text:list-level-style-number text:level="4" text:style-name="RTF_5f_Num_20_4_20_4" style:num-suffix="." style:num-format="1">
        <style:list-level-properties text:space-before="2in" text:min-label-width="0.25in"/>
      </text:list-level-style-number>
      <text:list-level-style-number text:level="5" text:style-name="RTF_5f_Num_20_4_20_5" style:num-suffix="." style:num-format="a" style:num-letter-sync="true">
        <style:list-level-properties text:space-before="2.5in" text:min-label-width="0.25in"/>
      </text:list-level-style-number>
      <text:list-level-style-number text:level="6" text:style-name="RTF_5f_Num_20_4_20_6" style:num-suffix="." style:num-format="i">
        <style:list-level-properties text:space-before="3.1248in" text:min-label-width="0.1252in" fo:text-align="end"/>
      </text:list-level-style-number>
      <text:list-level-style-number text:level="7" text:style-name="RTF_5f_Num_20_4_20_7" style:num-suffix="." style:num-format="1">
        <style:list-level-properties text:space-before="3.5in" text:min-label-width="0.25in"/>
      </text:list-level-style-number>
      <text:list-level-style-number text:level="8" text:style-name="RTF_5f_Num_20_4_20_8" style:num-suffix="." style:num-format="a" style:num-letter-sync="true">
        <style:list-level-properties text:space-before="4in" text:min-label-width="0.25in"/>
      </text:list-level-style-number>
      <text:list-level-style-number text:level="9" text:style-name="RTF_5f_Num_20_4_20_9" style:num-suffix="." style:num-format="i">
        <style:list-level-properties text:space-before="4.6248in" text:min-label-width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text:style-name="RTF_5f_Num_20_5_20_1" style:num-suffix="." style:num-format="a" style:num-letter-sync="true">
        <style:list-level-properties text:space-before="0.5in" text:min-label-width="0.25in"/>
      </text:list-level-style-number>
      <text:list-level-style-number text:level="2" text:style-name="RTF_5f_Num_20_5_20_2" style:num-suffix="." style:num-format="a" style:num-letter-sync="true">
        <style:list-level-properties text:space-before="1in" text:min-label-width="0.25in"/>
      </text:list-level-style-number>
      <text:list-level-style-number text:level="3" text:style-name="RTF_5f_Num_20_5_20_3" style:num-suffix="." style:num-format="i">
        <style:list-level-properties text:space-before="1.6248in" text:min-label-width="0.1252in" fo:text-align="end"/>
      </text:list-level-style-number>
      <text:list-level-style-number text:level="4" text:style-name="RTF_5f_Num_20_5_20_4" style:num-suffix="." style:num-format="1">
        <style:list-level-properties text:space-before="2in" text:min-label-width="0.25in"/>
      </text:list-level-style-number>
      <text:list-level-style-number text:level="5" text:style-name="RTF_5f_Num_20_5_20_5" style:num-suffix="." style:num-format="a" style:num-letter-sync="true">
        <style:list-level-properties text:space-before="2.5in" text:min-label-width="0.25in"/>
      </text:list-level-style-number>
      <text:list-level-style-number text:level="6" text:style-name="RTF_5f_Num_20_5_20_6" style:num-suffix="." style:num-format="i">
        <style:list-level-properties text:space-before="3.1248in" text:min-label-width="0.1252in" fo:text-align="end"/>
      </text:list-level-style-number>
      <text:list-level-style-number text:level="7" text:style-name="RTF_5f_Num_20_5_20_7" style:num-suffix="." style:num-format="1">
        <style:list-level-properties text:space-before="3.5in" text:min-label-width="0.25in"/>
      </text:list-level-style-number>
      <text:list-level-style-number text:level="8" text:style-name="RTF_5f_Num_20_5_20_8" style:num-suffix="." style:num-format="a" style:num-letter-sync="true">
        <style:list-level-properties text:space-before="4in" text:min-label-width="0.25in"/>
      </text:list-level-style-number>
      <text:list-level-style-number text:level="9" text:style-name="RTF_5f_Num_20_5_20_9" style:num-suffix="." style:num-format="i">
        <style:list-level-properties text:space-before="4.6248in" text:min-label-width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text:style-name="RTF_5f_Num_20_6_20_1" style:num-suffix="." style:num-format="1">
        <style:list-level-properties text:space-before="0.25in" text:min-label-width="0.25in"/>
      </text:list-level-style-number>
      <text:list-level-style-number text:level="2" text:style-name="RTF_5f_Num_20_6_20_2" style:num-suffix="." style:num-format="a" style:num-letter-sync="true">
        <style:list-level-properties text:space-before="0.75in" text:min-label-width="0.25in"/>
      </text:list-level-style-number>
      <text:list-level-style-number text:level="3" text:style-name="RTF_5f_Num_20_6_20_3" style:num-suffix="." style:num-format="i">
        <style:list-level-properties text:space-before="1.3748in" text:min-label-width="0.1252in" fo:text-align="end"/>
      </text:list-level-style-number>
      <text:list-level-style-number text:level="4" text:style-name="RTF_5f_Num_20_6_20_4" style:num-suffix="." style:num-format="1">
        <style:list-level-properties text:space-before="1.75in" text:min-label-width="0.25in"/>
      </text:list-level-style-number>
      <text:list-level-style-number text:level="5" text:style-name="RTF_5f_Num_20_6_20_5" style:num-suffix="." style:num-format="a" style:num-letter-sync="true">
        <style:list-level-properties text:space-before="2.25in" text:min-label-width="0.25in"/>
      </text:list-level-style-number>
      <text:list-level-style-number text:level="6" text:style-name="RTF_5f_Num_20_6_20_6" style:num-suffix="." style:num-format="i">
        <style:list-level-properties text:space-before="2.8748in" text:min-label-width="0.1252in" fo:text-align="end"/>
      </text:list-level-style-number>
      <text:list-level-style-number text:level="7" text:style-name="RTF_5f_Num_20_6_20_7" style:num-suffix="." style:num-format="1">
        <style:list-level-properties text:space-before="3.25in" text:min-label-width="0.25in"/>
      </text:list-level-style-number>
      <text:list-level-style-number text:level="8" text:style-name="RTF_5f_Num_20_6_20_8" style:num-suffix="." style:num-format="a" style:num-letter-sync="true">
        <style:list-level-properties text:space-before="3.75in" text:min-label-width="0.25in"/>
      </text:list-level-style-number>
      <text:list-level-style-number text:level="9" text:style-name="RTF_5f_Num_20_6_20_9" style:num-suffix="." style:num-format="i">
        <style:list-level-properties text:space-before="4.3748in" text:min-label-width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number text:level="1" text:style-name="RTF_5f_Num_20_7_20_1" style:num-suffix="." style:num-format="1">
        <style:list-level-properties text:space-before="0.25in" text:min-label-width="0.25in"/>
      </text:list-level-style-number>
      <text:list-level-style-number text:level="2" text:style-name="RTF_5f_Num_20_7_20_2" style:num-suffix="." style:num-format="a" style:num-letter-sync="true">
        <style:list-level-properties text:space-before="0.75in" text:min-label-width="0.25in"/>
      </text:list-level-style-number>
      <text:list-level-style-number text:level="3" text:style-name="RTF_5f_Num_20_7_20_3" style:num-suffix="." style:num-format="i">
        <style:list-level-properties text:space-before="1.3748in" text:min-label-width="0.1252in" fo:text-align="end"/>
      </text:list-level-style-number>
      <text:list-level-style-number text:level="4" text:style-name="RTF_5f_Num_20_7_20_4" style:num-suffix="." style:num-format="1">
        <style:list-level-properties text:space-before="1.75in" text:min-label-width="0.25in"/>
      </text:list-level-style-number>
      <text:list-level-style-number text:level="5" text:style-name="RTF_5f_Num_20_7_20_5" style:num-suffix="." style:num-format="a" style:num-letter-sync="true">
        <style:list-level-properties text:space-before="2.25in" text:min-label-width="0.25in"/>
      </text:list-level-style-number>
      <text:list-level-style-number text:level="6" text:style-name="RTF_5f_Num_20_7_20_6" style:num-suffix="." style:num-format="i">
        <style:list-level-properties text:space-before="2.8748in" text:min-label-width="0.1252in" fo:text-align="end"/>
      </text:list-level-style-number>
      <text:list-level-style-number text:level="7" text:style-name="RTF_5f_Num_20_7_20_7" style:num-suffix="." style:num-format="1">
        <style:list-level-properties text:space-before="3.25in" text:min-label-width="0.25in"/>
      </text:list-level-style-number>
      <text:list-level-style-number text:level="8" text:style-name="RTF_5f_Num_20_7_20_8" style:num-suffix="." style:num-format="a" style:num-letter-sync="true">
        <style:list-level-properties text:space-before="3.75in" text:min-label-width="0.25in"/>
      </text:list-level-style-number>
      <text:list-level-style-number text:level="9" text:style-name="RTF_5f_Num_20_7_20_9" style:num-suffix="." style:num-format="i">
        <style:list-level-properties text:space-before="4.3748in" text:min-label-width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8" style:display-name="RTF_Num 8">
      <text:list-level-style-number text:level="1" text:style-name="RTF_5f_Num_20_8_20_1" style:num-suffix="." style:num-format="1">
        <style:list-level-properties text:space-before="0.25in" text:min-label-width="0.25in"/>
      </text:list-level-style-number>
      <text:list-level-style-number text:level="2" text:style-name="RTF_5f_Num_20_8_20_2" style:num-suffix="." style:num-format="a" style:num-letter-sync="true">
        <style:list-level-properties text:space-before="0.75in" text:min-label-width="0.25in"/>
      </text:list-level-style-number>
      <text:list-level-style-number text:level="3" text:style-name="RTF_5f_Num_20_8_20_3" style:num-suffix="." style:num-format="i">
        <style:list-level-properties text:space-before="1.3748in" text:min-label-width="0.1252in" fo:text-align="end"/>
      </text:list-level-style-number>
      <text:list-level-style-number text:level="4" text:style-name="RTF_5f_Num_20_8_20_4" style:num-suffix="." style:num-format="1">
        <style:list-level-properties text:space-before="1.75in" text:min-label-width="0.25in"/>
      </text:list-level-style-number>
      <text:list-level-style-number text:level="5" text:style-name="RTF_5f_Num_20_8_20_5" style:num-suffix="." style:num-format="a" style:num-letter-sync="true">
        <style:list-level-properties text:space-before="2.25in" text:min-label-width="0.25in"/>
      </text:list-level-style-number>
      <text:list-level-style-number text:level="6" text:style-name="RTF_5f_Num_20_8_20_6" style:num-suffix="." style:num-format="i">
        <style:list-level-properties text:space-before="2.8748in" text:min-label-width="0.1252in" fo:text-align="end"/>
      </text:list-level-style-number>
      <text:list-level-style-number text:level="7" text:style-name="RTF_5f_Num_20_8_20_7" style:num-suffix="." style:num-format="1">
        <style:list-level-properties text:space-before="3.25in" text:min-label-width="0.25in"/>
      </text:list-level-style-number>
      <text:list-level-style-number text:level="8" text:style-name="RTF_5f_Num_20_8_20_8" style:num-suffix="." style:num-format="a" style:num-letter-sync="true">
        <style:list-level-properties text:space-before="3.75in" text:min-label-width="0.25in"/>
      </text:list-level-style-number>
      <text:list-level-style-number text:level="9" text:style-name="RTF_5f_Num_20_8_20_9" style:num-suffix="." style:num-format="i">
        <style:list-level-properties text:space-before="4.3748in" text:min-label-width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9" style:display-name="RTF_Num 9">
      <text:list-level-style-number text:level="1" text:style-name="RTF_5f_Num_20_9_20_1" style:num-suffix="." style:num-format="a" style:num-letter-sync="true">
        <style:list-level-properties text:space-before="0.5in" text:min-label-width="0.25in"/>
      </text:list-level-style-number>
      <text:list-level-style-number text:level="2" text:style-name="RTF_5f_Num_20_9_20_2" style:num-suffix="." style:num-format="a" style:num-letter-sync="true">
        <style:list-level-properties text:space-before="1in" text:min-label-width="0.25in"/>
      </text:list-level-style-number>
      <text:list-level-style-number text:level="3" text:style-name="RTF_5f_Num_20_9_20_3" style:num-suffix="." style:num-format="i">
        <style:list-level-properties text:space-before="1.6248in" text:min-label-width="0.1252in" fo:text-align="end"/>
      </text:list-level-style-number>
      <text:list-level-style-number text:level="4" text:style-name="RTF_5f_Num_20_9_20_4" style:num-suffix="." style:num-format="1">
        <style:list-level-properties text:space-before="2in" text:min-label-width="0.25in"/>
      </text:list-level-style-number>
      <text:list-level-style-number text:level="5" text:style-name="RTF_5f_Num_20_9_20_5" style:num-suffix="." style:num-format="a" style:num-letter-sync="true">
        <style:list-level-properties text:space-before="2.5in" text:min-label-width="0.25in"/>
      </text:list-level-style-number>
      <text:list-level-style-number text:level="6" text:style-name="RTF_5f_Num_20_9_20_6" style:num-suffix="." style:num-format="i">
        <style:list-level-properties text:space-before="3.1248in" text:min-label-width="0.1252in" fo:text-align="end"/>
      </text:list-level-style-number>
      <text:list-level-style-number text:level="7" text:style-name="RTF_5f_Num_20_9_20_7" style:num-suffix="." style:num-format="1">
        <style:list-level-properties text:space-before="3.5in" text:min-label-width="0.25in"/>
      </text:list-level-style-number>
      <text:list-level-style-number text:level="8" text:style-name="RTF_5f_Num_20_9_20_8" style:num-suffix="." style:num-format="a" style:num-letter-sync="true">
        <style:list-level-properties text:space-before="4in" text:min-label-width="0.25in"/>
      </text:list-level-style-number>
      <text:list-level-style-number text:level="9" text:style-name="RTF_5f_Num_20_9_20_9" style:num-suffix="." style:num-format="i">
        <style:list-level-properties text:space-before="4.6248in" text:min-label-width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9pt" style:font-size-asian="9pt" style:font-size-complex="9pt"/>
    </style:style>
    <style:style style:name="MP2" style:family="paragraph" style:parent-style-name="Footer">
      <style:text-properties style:font-name="Times New Roman" fo:font-size="9pt" style:font-size-asian="9pt" style:font-size-complex="9pt"/>
    </style:style>
    <style:style style:name="MT1" style:family="text">
      <style:text-properties style:font-name="Times New Roman1"/>
    </style:style>
    <style:style style:name="MT2" style:family="text">
      <style:text-properties style:font-name="Times New Roman"/>
    </style:style>
    <style:style style:name="MT3" style:family="text">
      <style:text-properties style:font-name="Times New Roman" fo:font-size="9pt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Copyright <text:span text:style-name="MT1">©</text:span><text:span text:style-name="MT2"> 2012 Emediate. All Rights Reserved.</text:span></text:p>
        <text:p text:style-name="MP2"/>
        <text:p text:style-name="Footer"><text:span text:style-name="MT3">Emediate | Emdrupvej 28B | 2100 Copenhagen | Tel. +45 70 20 91 95 | </text:span><text:a xlink:type="simple" xlink:href="mailto:info@emediate.com"><text:span text:style-name="MT3">info@emediate.com</text:span></text:a><text:span text:style-name="MT3"><text:tab/>Page </text:span><text:span text:style-name="MT3"><text:page-number text:select-page="current">11</text:page-number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i Wang</meta:initial-creator>
    <meta:creation-date>2012-11-05T11:24:19</meta:creation-date>
    <dc:date>2013-02-01T15:47:42</dc:date>
    <meta:editing-duration>P5DT16H5M47S</meta:editing-duration>
    <meta:editing-cycles>91</meta:editing-cycles>
    <meta:generator>OpenOffice.org/3.4$Unix OpenOffice.org_project/340m1$Build-9590</meta:generator>
    <meta:document-statistic meta:table-count="0" meta:image-count="2" meta:object-count="0" meta:page-count="11" meta:paragraph-count="231" meta:word-count="1543" meta:character-count="11387"/>
  </office:meta>
</office:document-meta>
</file>